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02cm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842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2" style:family="table-row">
      <style:table-row-properties style:row-height="0.467cm" fo:break-before="auto" style:use-optimal-row-height="true"/>
    </style:style>
    <style:style style:name="ro5" style:family="table-row">
      <style:table-row-properties style:row-height="1.286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0.965cm" fo:break-before="auto" style:use-optimal-row-height="true"/>
    </style:style>
    <style:style style:name="ro8" style:family="table-row">
      <style:table-row-properties style:row-height="1.695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2" style:family="table-cell" style:parent-style-name="Default">
      <style:table-cell-properties fo:wrap-option="wrap"/>
      <style:text-properties style:text-position="" fo:hyphenate="false"/>
    </style:style>
    <style:style style:name="ce33" style:family="table-cell" style:parent-style-name="Default">
      <style:table-cell-properties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4" style:family="table-cell" style:parent-style-name="Default">
      <style:table-cell-properties fo:background-color="#ff66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5" style:family="table-cell" style:parent-style-name="Default">
      <style:table-cell-properties fo:background-color="#ff6600" fo:wrap-option="wrap"/>
      <style:text-properties style:text-position="" fo:font-weight="bold" style:font-weight-asian="bold" style:font-weight-complex="bold" fo:hyphenate="false"/>
    </style:style>
    <style:style style:name="ce36" style:family="table-cell" style:parent-style-name="Default">
      <style:table-cell-properties fo:background-color="#ff6600" fo:wrap-option="wrap"/>
      <style:text-properties style:text-position="" fo:hyphenate="false"/>
    </style:style>
    <style:style style:name="ce37" style:family="table-cell" style:parent-style-name="Default">
      <style:table-cell-properties fo:background-color="#ff3333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38" style:family="table-cell" style:parent-style-name="Default">
      <style:table-cell-properties fo:background-color="#ff3333" fo:wrap-option="wrap"/>
      <style:text-properties style:text-position="" fo:hyphenate="false"/>
    </style:style>
    <style:style style:name="ce39" style:family="table-cell" style:parent-style-name="Default">
      <style:table-cell-properties fo:background-color="#ff00cc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0" style:family="table-cell" style:parent-style-name="Default">
      <style:table-cell-properties fo:background-color="#ff00cc" fo:wrap-option="wrap"/>
      <style:text-properties style:text-position="" fo:hyphenate="false"/>
    </style:style>
    <style:style style:name="ce41" style:family="table-cell" style:parent-style-name="Default">
      <style:table-cell-properties fo:background-color="#ffcc00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2" style:family="table-cell" style:parent-style-name="Default">
      <style:table-cell-properties fo:background-color="#ff33ff" fo:wrap-option="wrap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3" style:family="table-cell" style:parent-style-name="Default">
      <style:table-cell-properties fo:background-color="#9999ff" fo:wrap-option="wrap"/>
      <style:text-properties style:text-position="" fo:font-weight="bold" style:font-weight-asian="bold" style:font-weight-complex="bold" fo:hyphenate="false"/>
    </style:style>
    <style:style style:name="ce44" style:family="table-cell" style:parent-style-name="Default">
      <style:table-cell-properties fo:wrap-option="wrap"/>
      <style:text-properties style:text-position="" fo:font-weight="bold" style:font-weight-asian="bold" style:font-weight-complex="bold" fo:hyphenate="false"/>
    </style:style>
    <style:style style:name="ce45" style:family="table-cell" style:parent-style-name="Default">
      <style:table-cell-properties fo:background-color="#ffff66"/>
      <style:text-properties style:text-position="" fo:font-weight="bold" style:font-weight-asian="bold" style:font-weight-complex="bold"/>
    </style:style>
    <style:style style:name="ce4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text-position="" fo:font-size="11pt" fo:font-weight="bold" style:font-size-asian="11pt" style:font-weight-asian="bold" style:font-size-complex="11pt" style:font-weight-complex="bold" fo:hyphenate="false"/>
    </style:style>
    <style:style style:name="ce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55" style:family="table-cell" style:parent-style-name="Default">
      <style:table-cell-properties fo:background-color="transparent" fo:wrap-option="wrap"/>
      <style:text-properties style:text-position="" fo:hyphenate="false"/>
    </style:style>
    <style:style style:name="ce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</style:style>
    <style:style style:name="ce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6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7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7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7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7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7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7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7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7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7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7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8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8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8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8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8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style:text-position=""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ce8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6" style:family="table-cell" style:parent-style-name="Default">
      <style:table-cell-properties fo:border-bottom="0.99pt solid #000000" fo:background-color="#9999cc" style:text-align-source="fix" style:repeat-content="false" fo:border-left="0.99pt solid #000000" fo:border-right="none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87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8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9" style:family="table-cell" style:parent-style-name="Default">
      <style:table-cell-properties fo:border-bottom="0.99pt solid #000000" fo:background-color="#ccccff" style:text-align-source="fix" style:repeat-content="false" fo:border-left="none" fo:border-right="0.99pt solid #000000" fo:border-top="0.99pt solid #000000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91" style:family="table-cell" style:parent-style-name="Default">
      <style:table-cell-properties fo:border="none"/>
    </style:style>
    <style:style style:name="ce92" style:family="table-cell" style:parent-style-name="Default">
      <style:table-cell-properties fo:background-color="#cccccc"/>
      <style:map style:condition="is-true-formula([.C11]=[.$B$3]&amp;[.$B$6])" style:apply-style-name="cfContainsMax" style:base-cell-address="Original.C11"/>
      <style:map style:condition="is-true-formula(OR([.C$10]&gt;0;[.$B11]&gt;0))" style:apply-style-name="cfPointToMax" style:base-cell-address="Original.C11"/>
    </style:style>
    <style:style style:name="ce93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94" style:family="table-cell" style:parent-style-name="Default">
      <style:table-cell-properties fo:background-color="#99ff99" style:text-align-source="fix" style:repeat-content="false" fo:border="none"/>
      <style:paragraph-properties fo:text-align="center" fo:margin-left="0cm"/>
    </style:style>
    <style:style style:name="ce95" style:family="table-cell" style:parent-style-name="Default">
      <style:table-cell-properties fo:background-color="#9999cc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6" style:family="table-cell" style:parent-style-name="Default">
      <style:table-cell-properties fo:background-color="#ccccff"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ffff66" style:text-align-source="fix" style:repeat-content="false"/>
      <style:paragraph-properties fo:text-align="center" fo:margin-left="0cm"/>
    </style:style>
    <style:style style:name="ce9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0" style:family="table-cell" style:parent-style-name="Default">
      <style:table-cell-properties fo:background-color="#66ff00"/>
    </style:style>
    <style:style style:name="ce101" style:family="table-cell" style:parent-style-name="Default">
      <style:table-cell-properties fo:background-color="#ff8080"/>
      <style:text-properties fo:color="#000000"/>
    </style:style>
    <style:style style:name="ce102" style:family="table-cell" style:parent-style-name="Default">
      <style:table-cell-properties fo:background-color="#ff8080"/>
    </style:style>
    <style:style style:name="ce103" style:family="table-cell" style:parent-style-name="Default">
      <style:table-cell-properties fo:background-color="#cccccc"/>
    </style:style>
    <style:style style:name="ce104" style:family="table-cell" style:parent-style-name="Default">
      <style:text-properties style:font-name="Liberation Sans" style:font-name-asian="DejaVu Sans" style:font-name-complex="DejaVu Sans"/>
    </style:style>
    <style:style style:name="ce105" style:family="table-cell" style:parent-style-name="Default">
      <style:table-cell-properties fo:background-color="#00ccff"/>
    </style:style>
    <style:style style:name="ce106" style:family="table-cell" style:parent-style-name="Default">
      <style:text-properties fo:color="#ff8080"/>
    </style:style>
    <style:style style:name="ce107" style:family="table-cell" style:parent-style-name="Default">
      <style:table-cell-properties fo:background-color="#ff66ff"/>
      <style:text-properties fo:color="#000000"/>
    </style:style>
    <style:style style:name="ce10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ackground-color="transparent"/>
      <style:text-properties fo:color="#800000" fo:font-weight="bold" style:font-weight-asian="bold" style:font-weight-complex="bold"/>
    </style:style>
    <style:style style:name="ce110" style:family="table-cell" style:parent-style-name="Default">
      <style:table-cell-properties fo:background-color="#ffff00"/>
      <style:text-properties fo:color="#800000" fo:font-weight="bold" style:font-weight-asian="bold" style:font-weight-complex="bold"/>
    </style:style>
    <style:style style:name="ce111" style:family="table-cell" style:parent-style-name="Default">
      <style:table-cell-properties fo:background-color="#ffff00"/>
    </style:style>
    <style:style style:name="ce112" style:family="table-cell" style:parent-style-name="Default">
      <style:table-cell-properties fo:background-color="#cccccc"/>
      <style:map style:condition="is-true-formula([.M11]=[.$B$3]&amp;[.$B$6])" style:apply-style-name="cfContainsMax" style:base-cell-address="Original.M11"/>
      <style:map style:condition="is-true-formula(OR([.M$10]&gt;0;[.$B11]&gt;0))" style:apply-style-name="cfPointToMax" style:base-cell-address="Original.M11"/>
    </style:style>
    <style:style style:name="ce113" style:family="table-cell" style:parent-style-name="Default">
      <style:table-cell-properties fo:background-color="#ff9999"/>
    </style:style>
    <style:style style:name="ce114" style:family="table-cell" style:parent-style-name="Default">
      <style:table-cell-properties fo:background-color="#66ff66"/>
    </style:style>
    <style:style style:name="ce115" style:family="table-cell" style:parent-style-name="Default">
      <style:table-cell-properties fo:background-color="#ff99ff"/>
    </style:style>
    <style:style style:name="ce116" style:family="table-cell" style:parent-style-name="Default">
      <style:table-cell-properties fo:wrap-option="wrap"/>
      <style:text-properties fo:hyphenate="false"/>
    </style:style>
    <style:style style:name="ce117" style:family="table-cell" style:parent-style-name="Default">
      <style:table-cell-properties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8" style:family="table-cell" style:parent-style-name="Default">
      <style:table-cell-properties fo:background-color="#ff66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19" style:family="table-cell" style:parent-style-name="Default">
      <style:table-cell-properties fo:background-color="#ff6600" fo:wrap-option="wrap"/>
      <style:text-properties fo:font-weight="bold" style:font-weight-asian="bold" style:font-weight-complex="bold" fo:hyphenate="false"/>
    </style:style>
    <style:style style:name="ce120" style:family="table-cell" style:parent-style-name="Default">
      <style:table-cell-properties fo:background-color="#ff6600" fo:wrap-option="wrap"/>
      <style:text-properties fo:hyphenate="false"/>
    </style:style>
    <style:style style:name="ce121" style:family="table-cell" style:parent-style-name="Default">
      <style:table-cell-properties fo:background-color="#ff3333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2" style:family="table-cell" style:parent-style-name="Default">
      <style:table-cell-properties fo:background-color="#ff3333" fo:wrap-option="wrap"/>
      <style:text-properties fo:hyphenate="false"/>
    </style:style>
    <style:style style:name="ce123" style:family="table-cell" style:parent-style-name="Default">
      <style:table-cell-properties fo:background-color="#ff00cc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4" style:family="table-cell" style:parent-style-name="Default">
      <style:table-cell-properties fo:background-color="#ff00cc" fo:wrap-option="wrap"/>
      <style:text-properties fo:hyphenate="false"/>
    </style:style>
    <style:style style:name="ce125" style:family="table-cell" style:parent-style-name="Default">
      <style:table-cell-properties fo:background-color="#ffcc00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6" style:family="table-cell" style:parent-style-name="Default">
      <style:table-cell-properties fo:background-color="#ff33ff" fo:wrap-option="wrap"/>
      <style:text-properties fo:font-size="11pt" fo:font-weight="bold" style:font-size-asian="11pt" style:font-weight-asian="bold" style:font-size-complex="11pt" style:font-weight-complex="bold" fo:hyphenate="false"/>
    </style:style>
    <style:style style:name="ce127" style:family="table-cell" style:parent-style-name="Default">
      <style:table-cell-properties fo:background-color="#9999ff" fo:wrap-option="wrap"/>
      <style:text-properties fo:font-weight="bold" style:font-weight-asian="bold" style:font-weight-complex="bold" fo:hyphenate="false"/>
    </style:style>
    <style:style style:name="ce128" style:family="table-cell" style:parent-style-name="Default">
      <style:table-cell-properties fo:wrap-option="wrap"/>
      <style:text-properties fo:font-weight="bold" style:font-weight-asian="bold" style:font-weight-complex="bold" fo:hyphenate="false"/>
    </style:style>
    <style:style style:name="ce129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ce13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false"/>
    </style:style>
    <style:style style:name="ce13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6"/>
      <style:map style:condition="cell-content()=&quot;nein&quot;" style:apply-style-name="Nein_5f_rot" style:base-cell-address="FeatureMatrix.G6"/>
    </style:style>
    <style:style style:name="ce13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15"/>
      <style:map style:condition="cell-content()=&quot;nein&quot;" style:apply-style-name="Nein_5f_rot" style:base-cell-address="FeatureMatrix.G15"/>
    </style:style>
    <style:style style:name="ce13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0"/>
      <style:map style:condition="cell-content()=&quot;nein&quot;" style:apply-style-name="Nein_5f_rot" style:base-cell-address="FeatureMatrix.G20"/>
    </style:style>
    <style:style style:name="ce13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28"/>
      <style:map style:condition="cell-content()=&quot;nein&quot;" style:apply-style-name="Nein_5f_rot" style:base-cell-address="FeatureMatrix.G28"/>
    </style:style>
    <style:style style:name="ce13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30"/>
      <style:map style:condition="cell-content()=&quot;nein&quot;" style:apply-style-name="Nein_5f_rot" style:base-cell-address="FeatureMatrix.G30"/>
    </style:style>
    <style:style style:name="ce13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0"/>
      <style:map style:condition="cell-content()=&quot;nein&quot;" style:apply-style-name="Nein_5f_rot" style:base-cell-address="FeatureMatrix.G40"/>
    </style:style>
    <style:style style:name="ce13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G41"/>
      <style:map style:condition="cell-content()=&quot;nein&quot;" style:apply-style-name="Nein_5f_rot" style:base-cell-address="FeatureMatrix.G41"/>
    </style:style>
    <style:style style:name="ce139" style:family="table-cell" style:parent-style-name="Default">
      <style:table-cell-properties fo:background-color="transparent" fo:wrap-option="wrap"/>
      <style:text-properties fo:hyphenate="false"/>
    </style:style>
    <style:style style:name="ce14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6"/>
      <style:map style:condition="cell-content()=&quot;nein&quot;" style:apply-style-name="Nein_5f_rot" style:base-cell-address="FeatureMatrix.I6"/>
    </style:style>
    <style:style style:name="ce14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</style:style>
    <style:style style:name="ce14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3"/>
      <style:map style:condition="cell-content()=&quot;nein&quot;" style:apply-style-name="Nein_5f_rot" style:base-cell-address="FeatureMatrix.I13"/>
    </style:style>
    <style:style style:name="ce14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6"/>
      <style:map style:condition="cell-content()=&quot;nein&quot;" style:apply-style-name="Nein_5f_rot" style:base-cell-address="FeatureMatrix.I16"/>
    </style:style>
    <style:style style:name="ce14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7"/>
      <style:map style:condition="cell-content()=&quot;nein&quot;" style:apply-style-name="Nein_5f_rot" style:base-cell-address="FeatureMatrix.I17"/>
    </style:style>
    <style:style style:name="ce14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18"/>
      <style:map style:condition="cell-content()=&quot;nein&quot;" style:apply-style-name="Nein_5f_rot" style:base-cell-address="FeatureMatrix.I18"/>
    </style:style>
    <style:style style:name="ce14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0"/>
      <style:map style:condition="cell-content()=&quot;nein&quot;" style:apply-style-name="Nein_5f_rot" style:base-cell-address="FeatureMatrix.I20"/>
    </style:style>
    <style:style style:name="ce14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28"/>
      <style:map style:condition="cell-content()=&quot;nein&quot;" style:apply-style-name="Nein_5f_rot" style:base-cell-address="FeatureMatrix.I28"/>
    </style:style>
    <style:style style:name="ce1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30"/>
      <style:map style:condition="cell-content()=&quot;nein&quot;" style:apply-style-name="Nein_5f_rot" style:base-cell-address="FeatureMatrix.I30"/>
    </style:style>
    <style:style style:name="ce14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I40"/>
      <style:map style:condition="cell-content()=&quot;nein&quot;" style:apply-style-name="Nein_5f_rot" style:base-cell-address="FeatureMatrix.I40"/>
    </style:style>
    <style:style style:name="ce15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6"/>
      <style:map style:condition="cell-content()=&quot;nein&quot;" style:apply-style-name="Nein_5f_rot" style:base-cell-address="FeatureMatrix.K6"/>
    </style:style>
    <style:style style:name="ce15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3"/>
      <style:map style:condition="cell-content()=&quot;nein&quot;" style:apply-style-name="Nein_5f_rot" style:base-cell-address="FeatureMatrix.K13"/>
    </style:style>
    <style:style style:name="ce15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16"/>
      <style:map style:condition="cell-content()=&quot;nein&quot;" style:apply-style-name="Nein_5f_rot" style:base-cell-address="FeatureMatrix.K16"/>
    </style:style>
    <style:style style:name="ce15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28"/>
      <style:map style:condition="cell-content()=&quot;nein&quot;" style:apply-style-name="Nein_5f_rot" style:base-cell-address="FeatureMatrix.K28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30"/>
      <style:map style:condition="cell-content()=&quot;nein&quot;" style:apply-style-name="Nein_5f_rot" style:base-cell-address="FeatureMatrix.K30"/>
    </style:style>
    <style:style style:name="ce15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0"/>
      <style:map style:condition="cell-content()=&quot;nein&quot;" style:apply-style-name="Nein_5f_rot" style:base-cell-address="FeatureMatrix.K40"/>
    </style:style>
    <style:style style:name="ce15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K41"/>
      <style:map style:condition="cell-content()=&quot;nein&quot;" style:apply-style-name="Nein_5f_rot" style:base-cell-address="FeatureMatrix.K41"/>
    </style:style>
    <style:style style:name="ce15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6"/>
      <style:map style:condition="cell-content()=&quot;nein&quot;" style:apply-style-name="Nein_5f_rot" style:base-cell-address="FeatureMatrix.M6"/>
    </style:style>
    <style:style style:name="ce15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3"/>
      <style:map style:condition="cell-content()=&quot;nein&quot;" style:apply-style-name="Nein_5f_rot" style:base-cell-address="FeatureMatrix.M13"/>
    </style:style>
    <style:style style:name="ce15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16"/>
      <style:map style:condition="cell-content()=&quot;nein&quot;" style:apply-style-name="Nein_5f_rot" style:base-cell-address="FeatureMatrix.M16"/>
    </style:style>
    <style:style style:name="ce16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28"/>
      <style:map style:condition="cell-content()=&quot;nein&quot;" style:apply-style-name="Nein_5f_rot" style:base-cell-address="FeatureMatrix.M28"/>
    </style:style>
    <style:style style:name="ce161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30"/>
      <style:map style:condition="cell-content()=&quot;nein&quot;" style:apply-style-name="Nein_5f_rot" style:base-cell-address="FeatureMatrix.M30"/>
    </style:style>
    <style:style style:name="ce162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0"/>
      <style:map style:condition="cell-content()=&quot;nein&quot;" style:apply-style-name="Nein_5f_rot" style:base-cell-address="FeatureMatrix.M40"/>
    </style:style>
    <style:style style:name="ce16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M41"/>
      <style:map style:condition="cell-content()=&quot;nein&quot;" style:apply-style-name="Nein_5f_rot" style:base-cell-address="FeatureMatrix.M41"/>
    </style:style>
    <style:style style:name="ce164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6"/>
      <style:map style:condition="cell-content()=&quot;nein&quot;" style:apply-style-name="Nein_5f_rot" style:base-cell-address="FeatureMatrix.O6"/>
    </style:style>
    <style:style style:name="ce165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0"/>
      <style:map style:condition="cell-content()=&quot;nein&quot;" style:apply-style-name="Nein_5f_rot" style:base-cell-address="FeatureMatrix.O20"/>
    </style:style>
    <style:style style:name="ce166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28"/>
      <style:map style:condition="cell-content()=&quot;nein&quot;" style:apply-style-name="Nein_5f_rot" style:base-cell-address="FeatureMatrix.O28"/>
    </style:style>
    <style:style style:name="ce167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30"/>
      <style:map style:condition="cell-content()=&quot;nein&quot;" style:apply-style-name="Nein_5f_rot" style:base-cell-address="FeatureMatrix.O30"/>
    </style:style>
    <style:style style:name="ce16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cm"/>
      <style:text-properties fo:hyphenate="false"/>
      <style:map style:condition="cell-content()=&quot;ja&quot;" style:apply-style-name="Ja_5f_Grün" style:base-cell-address="FeatureMatrix.O40"/>
      <style:map style:condition="cell-content()=&quot;nein&quot;" style:apply-style-name="Nein_5f_rot" style:base-cell-address="FeatureMatrix.O40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>
        <table:iteration table:status="enable" table:steps="1" table:maximum-difference="0.0000000001"/>
      </table:calculation-settings>
      <table:table table:name="Original" table:style-name="ta1">
        <table:table-column table:style-name="co1" table:number-columns-repeated="2" table:default-cell-style-name="ce85"/>
        <table:table-column table:style-name="co1" table:number-columns-repeated="8" table:default-cell-style-name="Default"/>
        <table:table-row table:style-name="ro1">
          <table:table-cell/>
          <table:table-cell table:style-name="ce87" office:value-type="string" calcext:value-type="string">
            <text:p>VALU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PREFIX</text:p>
          </table:table-cell>
          <table:table-cell table:number-columns-repeated="8"/>
        </table:table-row>
        <table:table-row table:style-name="ro1">
          <table:table-cell/>
          <table:table-cell table:style-name="ce88" office:value-type="string" calcext:value-type="string">
            <text:p>WERT:</text:p>
          </table:table-cell>
          <table:table-cell office:value-type="string" calcext:value-type="string">
            <text:p>← Enter „J_w“ (without the QMs) here to address the original question!</text:p>
          </table:table-cell>
          <table:table-cell table:number-columns-repeated="5"/>
          <table:table-cell office:value-type="string" calcext:value-type="string">
            <text:p>(Note: F15 was changed!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6"/>
          <table:table-cell office:value-type="string" calcext:value-type="string">
            <text:p>Regard also the conditional format!)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86" office:value-type="string" calcext:value-type="string">
            <text:p>Max:</text:p>
          </table:table-cell>
          <table:table-cell table:style-name="ce89" table:number-matrix-columns-spanned="1" table:number-matrix-rows-spanned="1" table:formula="of:=MAX(IF(LEFT([.C11:.I32];LEN([.$B$3]))=[.$B$3];VALUE(MID([.C11:.I32];LEN([.$B$3])+1;1024));&quot;&quot;))" office:value-type="float" office:value="17" calcext:value-type="float">
            <text:p>17</text:p>
          </table:table-cell>
          <table:table-cell table:number-columns-repeated="8"/>
        </table:table-row>
        <table:table-row table:style-name="ro1" table:number-rows-repeated="3">
          <table:table-cell table:number-columns-repeated="10"/>
        </table:table-row>
        <table:table-row table:style-name="ro1">
          <table:table-cell table:number-columns-repeated="2"/>
          <table:table-cell table:style-name="ce85" table:formula="of:=COUNTIF([.C11:.C32];[.$B$3]&amp;[.$B$6])" office:value-type="float" office:value="0" calcext:value-type="float">
            <text:p>0</text:p>
          </table:table-cell>
          <table:table-cell table:style-name="ce85" table:formula="of:=COUNTIF([.D11:.D32];[.$B$3]&amp;[.$B$6])" office:value-type="float" office:value="0" calcext:value-type="float">
            <text:p>0</text:p>
          </table:table-cell>
          <table:table-cell table:style-name="ce85" table:formula="of:=COUNTIF([.E11:.E32];[.$B$3]&amp;[.$B$6])" office:value-type="float" office:value="1" calcext:value-type="float">
            <text:p>1</text:p>
          </table:table-cell>
          <table:table-cell table:style-name="ce85" table:formula="of:=COUNTIF([.F11:.F32];[.$B$3]&amp;[.$B$6])" office:value-type="float" office:value="0" calcext:value-type="float">
            <text:p>0</text:p>
          </table:table-cell>
          <table:table-cell table:style-name="ce85" table:formula="of:=COUNTIF([.G11:.G32];[.$B$3]&amp;[.$B$6])" office:value-type="float" office:value="1" calcext:value-type="float">
            <text:p>1</text:p>
          </table:table-cell>
          <table:table-cell table:style-name="ce85" table:formula="of:=COUNTIF([.H11:.H32];[.$B$3]&amp;[.$B$6])" office:value-type="float" office:value="0" calcext:value-type="float">
            <text:p>0</text:p>
          </table:table-cell>
          <table:table-cell table:style-name="ce85" table:formula="of:=COUNTIF([.I11:.I32];[.$B$3]&amp;[.$B$6])" office:value-type="float" office:value="0" calcext:value-type="float">
            <text:p>0</text:p>
          </table:table-cell>
          <table:table-cell office:value-type="string" calcext:value-type="string">
            <text:p>← Helpers (C10:I10 and B11:B32) only used to simplify the CF conditions!</text:p>
          </table:table-cell>
        </table:table-row>
        <table:table-row table:style-name="ro2">
          <table:table-cell/>
          <table:table-cell table:formula="of:=COUNTIF([.C11:.I11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Gramatik</text:p>
          </table:table-cell>
          <table:table-cell table:style-name="ce92" office:value-type="string" calcext:value-type="string">
            <text:p>J_Tr</text:p>
          </table:table-cell>
          <table:table-cell table:style-name="ce92" office:value-type="string" calcext:value-type="string">
            <text:p>J_w8</text:p>
          </table:table-cell>
          <table:table-cell table:style-name="ce92" office:value-type="string" calcext:value-type="string">
            <text:p>J_w57</text:p>
          </table:table-cell>
          <table:table-cell table:style-name="ce92" office:value-type="string" calcext:value-type="string">
            <text:p>J_w10</text:p>
          </table:table-cell>
          <table:table-cell table:style-name="ce92" office:value-type="string" calcext:value-type="string">
            <text:p>J_w58</text:p>
          </table:table-cell>
          <table:table-cell table:style-name="ce92" office:value-type="string" calcext:value-type="string">
            <text:p>J_w52</text:p>
          </table:table-cell>
          <table:table-cell/>
        </table:table-row>
        <table:table-row table:style-name="ro2">
          <table:table-cell/>
          <table:table-cell table:formula="of:=COUNTIF([.C12:.I12];[.$B$3]&amp;[.$B$6])" office:value-type="float" office:value="0" calcext:value-type="float">
            <text:p>0</text:p>
          </table:table-cell>
          <table:table-cell table:style-name="ce92"/>
          <table:table-cell table:style-name="ce92" office:value-type="string" calcext:value-type="string">
            <text:p>WERT:13</text:p>
          </table:table-cell>
          <table:table-cell table:style-name="ce92" table:number-columns-repeated="5"/>
          <table:table-cell/>
        </table:table-row>
        <table:table-row table:style-name="ro2">
          <table:table-cell/>
          <table:table-cell table:formula="of:=COUNTIF([.C13:.I13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Steuersatz</text:p>
          </table:table-cell>
          <table:table-cell table:style-name="ce92" office:value-type="string" calcext:value-type="string">
            <text:p>Computer</text:p>
          </table:table-cell>
          <table:table-cell table:style-name="ce92" office:value-type="string" calcext:value-type="string">
            <text:p>wie</text:p>
          </table:table-cell>
          <table:table-cell table:style-name="ce92" office:value-type="string" calcext:value-type="string">
            <text:p>wird</text:p>
          </table:table-cell>
          <table:table-cell table:style-name="ce92" office:value-type="string" calcext:value-type="string">
            <text:p>das</text:p>
          </table:table-cell>
          <table:table-cell table:style-name="ce92" office:value-type="string" calcext:value-type="string">
            <text:p>Wetter</text:p>
          </table:table-cell>
          <table:table-cell table:style-name="ce92" office:value-type="string" calcext:value-type="string">
            <text:p>Übermorgen</text:p>
          </table:table-cell>
          <table:table-cell/>
        </table:table-row>
        <table:table-row table:style-name="ro2">
          <table:table-cell/>
          <table:table-cell table:formula="of:=COUNTIF([.C14:.I14];[.$B$3]&amp;[.$B$6])" office:value-type="float" office:value="1" calcext:value-type="float">
            <text:p>1</text:p>
          </table:table-cell>
          <table:table-cell table:style-name="ce92" table:number-columns-repeated="4"/>
          <table:table-cell table:style-name="ce92" office:value-type="string" calcext:value-type="string">
            <text:p>WERT:17</text:p>
          </table:table-cell>
          <table:table-cell table:style-name="ce92" table:number-columns-repeated="2"/>
          <table:table-cell/>
        </table:table-row>
        <table:table-row table:style-name="ro2">
          <table:table-cell/>
          <table:table-cell table:formula="of:=COUNTIF([.C15:.I15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Gramatik</text:p>
          </table:table-cell>
          <table:table-cell table:style-name="ce92" office:value-type="string" calcext:value-type="string">
            <text:p>J_Tr</text:p>
          </table:table-cell>
          <table:table-cell table:style-name="ce92" office:value-type="string" calcext:value-type="string">
            <text:p>J_w8</text:p>
          </table:table-cell>
          <table:table-cell table:style-name="ce92" office:value-type="string" calcext:value-type="string">
            <text:p>J_w99</text:p>
          </table:table-cell>
          <table:table-cell table:style-name="ce92" office:value-type="string" calcext:value-type="string">
            <text:p>J_w10</text:p>
          </table:table-cell>
          <table:table-cell table:style-name="ce92" office:value-type="string" calcext:value-type="string">
            <text:p>J_w58</text:p>
          </table:table-cell>
          <table:table-cell table:style-name="ce92" office:value-type="string" calcext:value-type="string">
            <text:p>J_w47</text:p>
          </table:table-cell>
          <table:table-cell/>
        </table:table-row>
        <table:table-row table:style-name="ro1">
          <table:table-cell/>
          <table:table-cell table:formula="of:=COUNTIF([.C16:.I16];[.$B$3]&amp;[.$B$6])" office:value-type="float" office:value="0" calcext:value-type="float">
            <text:p>0</text:p>
          </table:table-cell>
          <table:table-cell table:style-name="ce92" table:number-columns-repeated="7"/>
          <table:table-cell/>
        </table:table-row>
        <table:table-row table:style-name="ro2">
          <table:table-cell/>
          <table:table-cell table:formula="of:=COUNTIF([.C17:.I17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Steuersatz</text:p>
          </table:table-cell>
          <table:table-cell table:style-name="ce92" office:value-type="string" calcext:value-type="string">
            <text:p>Computer</text:p>
          </table:table-cell>
          <table:table-cell table:style-name="ce92" office:value-type="string" calcext:value-type="string">
            <text:p>wie</text:p>
          </table:table-cell>
          <table:table-cell table:style-name="ce92" office:value-type="string" calcext:value-type="string">
            <text:p>wird</text:p>
          </table:table-cell>
          <table:table-cell table:style-name="ce92" office:value-type="string" calcext:value-type="string">
            <text:p>das</text:p>
          </table:table-cell>
          <table:table-cell table:style-name="ce92" office:value-type="string" calcext:value-type="string">
            <text:p>Wetter</text:p>
          </table:table-cell>
          <table:table-cell table:style-name="ce92" office:value-type="string" calcext:value-type="string">
            <text:p>Heute</text:p>
          </table:table-cell>
          <table:table-cell/>
        </table:table-row>
        <table:table-row table:style-name="ro2">
          <table:table-cell/>
          <table:table-cell table:formula="of:=COUNTIF([.C18:.I18];[.$B$3]&amp;[.$B$6])" office:value-type="float" office:value="1" calcext:value-type="float">
            <text:p>1</text:p>
          </table:table-cell>
          <table:table-cell table:style-name="ce92" table:number-columns-repeated="2"/>
          <table:table-cell table:style-name="ce92" office:value-type="string" calcext:value-type="string">
            <text:p>WERT:17</text:p>
          </table:table-cell>
          <table:table-cell table:style-name="ce92" table:number-columns-repeated="4"/>
          <table:table-cell/>
        </table:table-row>
        <table:table-row table:style-name="ro2">
          <table:table-cell/>
          <table:table-cell table:formula="of:=COUNTIF([.C19:.I19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Gramatik</text:p>
          </table:table-cell>
          <table:table-cell table:style-name="ce92" office:value-type="string" calcext:value-type="string">
            <text:p>J_Tr</text:p>
          </table:table-cell>
          <table:table-cell table:style-name="ce92" office:value-type="string" calcext:value-type="string">
            <text:p>J_w45</text:p>
          </table:table-cell>
          <table:table-cell table:style-name="ce92" office:value-type="string" calcext:value-type="string">
            <text:p>J_w50</text:p>
          </table:table-cell>
          <table:table-cell table:style-name="ce92" office:value-type="string" calcext:value-type="string">
            <text:p>J_w47</text:p>
          </table:table-cell>
          <table:table-cell table:style-name="ce92" table:number-columns-repeated="2"/>
          <table:table-cell/>
        </table:table-row>
        <table:table-row table:style-name="ro2">
          <table:table-cell/>
          <table:table-cell table:formula="of:=COUNTIF([.C20:.I20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Steuersatz</text:p>
          </table:table-cell>
          <table:table-cell table:style-name="ce92" office:value-type="string" calcext:value-type="string">
            <text:p>Computer</text:p>
          </table:table-cell>
          <table:table-cell table:style-name="ce92" office:value-type="string" calcext:value-type="string">
            <text:p>Wetterbericht</text:p>
          </table:table-cell>
          <table:table-cell table:style-name="ce92" office:value-type="string" calcext:value-type="string">
            <text:p>für</text:p>
          </table:table-cell>
          <table:table-cell table:style-name="ce92" office:value-type="string" calcext:value-type="string">
            <text:p>Heute</text:p>
          </table:table-cell>
          <table:table-cell table:style-name="ce92" table:number-columns-repeated="2"/>
          <table:table-cell/>
        </table:table-row>
        <table:table-row table:style-name="ro1">
          <table:table-cell/>
          <table:table-cell table:formula="of:=COUNTIF([.C21:.I21];[.$B$3]&amp;[.$B$6])" office:value-type="float" office:value="0" calcext:value-type="float">
            <text:p>0</text:p>
          </table:table-cell>
          <table:table-cell table:style-name="ce92" table:number-columns-repeated="7"/>
          <table:table-cell/>
        </table:table-row>
        <table:table-row table:style-name="ro2">
          <table:table-cell/>
          <table:table-cell table:formula="of:=COUNTIF([.C22:.I22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Gramatik</text:p>
          </table:table-cell>
          <table:table-cell table:style-name="ce92" office:value-type="string" calcext:value-type="string">
            <text:p>J_Tr</text:p>
          </table:table-cell>
          <table:table-cell table:style-name="ce92" office:value-type="string" calcext:value-type="string">
            <text:p>J_w8</text:p>
          </table:table-cell>
          <table:table-cell table:style-name="ce92" office:value-type="string" calcext:value-type="string">
            <text:p>J_w15</text:p>
          </table:table-cell>
          <table:table-cell table:style-name="ce92" office:value-type="string" calcext:value-type="string">
            <text:p>J_w48</text:p>
          </table:table-cell>
          <table:table-cell table:style-name="ce92" office:value-type="string" calcext:value-type="string">
            <text:p>J_w59</text:p>
          </table:table-cell>
          <table:table-cell table:style-name="ce92"/>
          <table:table-cell/>
        </table:table-row>
        <table:table-row table:style-name="ro2">
          <table:table-cell/>
          <table:table-cell table:formula="of:=COUNTIF([.C23:.I23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Steuersatz</text:p>
          </table:table-cell>
          <table:table-cell table:style-name="ce92" office:value-type="string" calcext:value-type="string">
            <text:p>Computer</text:p>
          </table:table-cell>
          <table:table-cell table:style-name="ce92" office:value-type="string" calcext:value-type="string">
            <text:p>wie</text:p>
          </table:table-cell>
          <table:table-cell table:style-name="ce92" office:value-type="string" calcext:value-type="string">
            <text:p>ist</text:p>
          </table:table-cell>
          <table:table-cell table:style-name="ce92" office:value-type="string" calcext:value-type="string">
            <text:p>die</text:p>
          </table:table-cell>
          <table:table-cell table:style-name="ce92" office:value-type="string" calcext:value-type="string">
            <text:p>Windstärke</text:p>
          </table:table-cell>
          <table:table-cell table:style-name="ce92"/>
          <table:table-cell/>
        </table:table-row>
        <table:table-row table:style-name="ro1">
          <table:table-cell/>
          <table:table-cell table:formula="of:=COUNTIF([.C24:.I24];[.$B$3]&amp;[.$B$6])" office:value-type="float" office:value="0" calcext:value-type="float">
            <text:p>0</text:p>
          </table:table-cell>
          <table:table-cell table:style-name="ce92" table:number-columns-repeated="7"/>
          <table:table-cell/>
        </table:table-row>
        <table:table-row table:style-name="ro2">
          <table:table-cell/>
          <table:table-cell table:formula="of:=COUNTIF([.C25:.I25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Gramatik</text:p>
          </table:table-cell>
          <table:table-cell table:style-name="ce92" office:value-type="string" calcext:value-type="string">
            <text:p>J_Tr</text:p>
          </table:table-cell>
          <table:table-cell table:style-name="ce92" office:value-type="string" calcext:value-type="string">
            <text:p>J_w8</text:p>
          </table:table-cell>
          <table:table-cell table:style-name="ce92" office:value-type="string" calcext:value-type="string">
            <text:p>J_w60</text:p>
          </table:table-cell>
          <table:table-cell table:style-name="ce92" office:value-type="string" calcext:value-type="string">
            <text:p>J_w48</text:p>
          </table:table-cell>
          <table:table-cell table:style-name="ce92" office:value-type="string" calcext:value-type="string">
            <text:p>J_w56</text:p>
          </table:table-cell>
          <table:table-cell table:style-name="ce92"/>
          <table:table-cell/>
        </table:table-row>
        <table:table-row table:style-name="ro2">
          <table:table-cell/>
          <table:table-cell table:formula="of:=COUNTIF([.C26:.I26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Steuersatz</text:p>
          </table:table-cell>
          <table:table-cell table:style-name="ce92" office:value-type="string" calcext:value-type="string">
            <text:p>Computer</text:p>
          </table:table-cell>
          <table:table-cell table:style-name="ce92" office:value-type="string" calcext:value-type="string">
            <text:p>wie</text:p>
          </table:table-cell>
          <table:table-cell table:style-name="ce92" office:value-type="string" calcext:value-type="string">
            <text:p>sind</text:p>
          </table:table-cell>
          <table:table-cell table:style-name="ce92" office:value-type="string" calcext:value-type="string">
            <text:p>die</text:p>
          </table:table-cell>
          <table:table-cell table:style-name="ce92" office:value-type="string" calcext:value-type="string">
            <text:p>Windverhältnisse</text:p>
          </table:table-cell>
          <table:table-cell table:style-name="ce92"/>
          <table:table-cell/>
        </table:table-row>
        <table:table-row table:style-name="ro1">
          <table:table-cell/>
          <table:table-cell table:formula="of:=COUNTIF([.C27:.I27];[.$B$3]&amp;[.$B$6])" office:value-type="float" office:value="0" calcext:value-type="float">
            <text:p>0</text:p>
          </table:table-cell>
          <table:table-cell table:style-name="ce92" table:number-columns-repeated="7"/>
          <table:table-cell/>
        </table:table-row>
        <table:table-row table:style-name="ro2">
          <table:table-cell/>
          <table:table-cell table:formula="of:=COUNTIF([.C28:.I28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Gramatik</text:p>
          </table:table-cell>
          <table:table-cell table:style-name="ce92" office:value-type="string" calcext:value-type="string">
            <text:p>J_Tr</text:p>
          </table:table-cell>
          <table:table-cell table:style-name="ce92" office:value-type="string" calcext:value-type="string">
            <text:p>J_w63</text:p>
          </table:table-cell>
          <table:table-cell table:style-name="ce92" office:value-type="string" calcext:value-type="string">
            <text:p>J_w49</text:p>
          </table:table-cell>
          <table:table-cell table:style-name="ce92" office:value-type="string" calcext:value-type="string">
            <text:p>J_w61</text:p>
          </table:table-cell>
          <table:table-cell table:style-name="ce92" office:value-type="string" calcext:value-type="string">
            <text:p>J_w62</text:p>
          </table:table-cell>
          <table:table-cell table:style-name="ce92"/>
          <table:table-cell/>
        </table:table-row>
        <table:table-row table:style-name="ro2">
          <table:table-cell/>
          <table:table-cell table:formula="of:=COUNTIF([.C29:.I29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Steuersatz</text:p>
          </table:table-cell>
          <table:table-cell table:style-name="ce92" office:value-type="string" calcext:value-type="string">
            <text:p>Computer</text:p>
          </table:table-cell>
          <table:table-cell table:style-name="ce92" office:value-type="string" calcext:value-type="string">
            <text:p>welche</text:p>
          </table:table-cell>
          <table:table-cell table:style-name="ce92" office:value-type="string" calcext:value-type="string">
            <text:p>Mondphase</text:p>
          </table:table-cell>
          <table:table-cell table:style-name="ce92" office:value-type="string" calcext:value-type="string">
            <text:p>haben</text:p>
          </table:table-cell>
          <table:table-cell table:style-name="ce92" table:number-columns-repeated="2"/>
          <table:table-cell/>
        </table:table-row>
        <table:table-row table:style-name="ro2">
          <table:table-cell/>
          <table:table-cell table:formula="of:=COUNTIF([.C30:.I30];[.$B$3]&amp;[.$B$6])" office:value-type="float" office:value="0" calcext:value-type="float">
            <text:p>0</text:p>
          </table:table-cell>
          <table:table-cell table:style-name="ce92" table:number-columns-repeated="5"/>
          <table:table-cell table:style-name="ce92" office:value-type="string" calcext:value-type="string">
            <text:p>WERT:1</text:p>
          </table:table-cell>
          <table:table-cell table:style-name="ce92"/>
          <table:table-cell/>
        </table:table-row>
        <table:table-row table:style-name="ro2">
          <table:table-cell/>
          <table:table-cell table:formula="of:=COUNTIF([.C31:.I31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Gramatik</text:p>
          </table:table-cell>
          <table:table-cell table:style-name="ce92" office:value-type="string" calcext:value-type="string">
            <text:p>J_Tr</text:p>
          </table:table-cell>
          <table:table-cell table:style-name="ce92" office:value-type="string" calcext:value-type="string">
            <text:p>J_w49</text:p>
          </table:table-cell>
          <table:table-cell table:style-name="ce92" table:number-columns-repeated="4"/>
          <table:table-cell/>
        </table:table-row>
        <table:table-row table:style-name="ro2">
          <table:table-cell/>
          <table:table-cell table:formula="of:=COUNTIF([.C32:.I32];[.$B$3]&amp;[.$B$6])" office:value-type="float" office:value="0" calcext:value-type="float">
            <text:p>0</text:p>
          </table:table-cell>
          <table:table-cell table:style-name="ce92" office:value-type="string" calcext:value-type="string">
            <text:p>Steuersatz</text:p>
          </table:table-cell>
          <table:table-cell table:style-name="ce92" office:value-type="string" calcext:value-type="string">
            <text:p>Computer</text:p>
          </table:table-cell>
          <table:table-cell table:style-name="ce92" office:value-type="string" calcext:value-type="string">
            <text:p>Mondphase</text:p>
          </table:table-cell>
          <table:table-cell table:style-name="ce92" table:number-columns-repeated="4"/>
          <table:table-cell/>
        </table:table-row>
        <table:table-row table:style-name="ro1">
          <table:table-cell table:number-columns-repeated="10"/>
        </table:table-row>
        <table:table-row table:style-name="ro1">
          <table:table-cell/>
          <table:table-cell table:style-name="Default"/>
          <table:table-cell table:style-name="ce91" table:number-columns-repeated="3"/>
          <table:table-cell table:number-columns-repeated="5"/>
        </table:table-row>
        <table:table-row table:style-name="ro1">
          <table:table-cell table:style-name="Default"/>
          <table:table-cell table:style-name="ce90"/>
          <table:table-cell table:number-columns-repeated="8"/>
        </table:table-row>
        <table:table-row table:style-name="ro1">
          <table:table-cell table:style-name="Default"/>
          <table:table-cell table:style-name="ce91"/>
          <table:table-cell table:number-columns-repeated="8"/>
        </table:table-row>
        <table:table-row table:style-name="ro1">
          <table:table-cell table:style-name="Default"/>
          <table:table-cell table:style-name="ce90"/>
          <table:table-cell office:value-type="string" calcext:value-type="string">
            <text:p>This solution is capable of accepting any range. It does NOT bother about conditional formats.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90"/>
          <table:table-cell office:value-type="string" calcext:value-type="string">
            <text:p>Finding the postions where the maximum value occurs is not supported here.</text:p>
          </table:table-cell>
          <table:table-cell table:number-columns-repeated="7"/>
        </table:table-row>
        <table:table-row table:style-name="ro1" table:number-rows-repeated="2">
          <table:table-cell table:style-name="Default"/>
          <table:table-cell table:style-name="ce90"/>
          <table:table-cell table:number-columns-repeated="8"/>
        </table:table-row>
        <table:table-row table:style-name="ro1">
          <table:table-cell table:style-name="Default"/>
          <table:table-cell table:style-name="ce90"/>
          <table:table-cell table:style-name="ce93" office:value-type="string" calcext:value-type="string">
            <text:p>RangeStart</text:p>
          </table:table-cell>
          <table:table-cell table:style-name="ce97" office:value-type="string" calcext:value-type="string">
            <text:p>RowStart</text:p>
          </table:table-cell>
          <table:table-cell table:style-name="ce97" office:value-type="string" calcext:value-type="string">
            <text:p>ColStart</text:p>
          </table:table-cell>
          <table:table-cell table:number-columns-repeated="5"/>
        </table:table-row>
        <table:table-row table:style-name="ro1">
          <table:table-cell/>
          <table:table-cell table:style-name="ce90"/>
          <table:table-cell table:style-name="ce94" office:value-type="string" calcext:value-type="string">
            <text:p>$C$11</text:p>
          </table:table-cell>
          <table:table-cell table:style-name="ce98" table:formula="of:=ROW(INDIRECT([.$C$42]))" office:value-type="float" office:value="11" calcext:value-type="float">
            <text:p>11</text:p>
          </table:table-cell>
          <table:table-cell table:style-name="ce98" table:formula="of:=COLUMN(INDIRECT([.$C$42]))"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5"/>
          <table:table-cell/>
          <table:table-cell table:style-name="ce85"/>
          <table:table-cell table:number-columns-repeated="5"/>
        </table:table-row>
        <table:table-row table:style-name="ro1">
          <table:table-cell table:number-columns-repeated="2"/>
          <table:table-cell table:style-name="ce93" office:value-type="string" calcext:value-type="string">
            <text:p>RangeEND</text:p>
          </table:table-cell>
          <table:table-cell table:style-name="ce97" office:value-type="string" calcext:value-type="string">
            <text:p>Rows</text:p>
          </table:table-cell>
          <table:table-cell table:style-name="ce97" office:value-type="string" calcext:value-type="string">
            <text:p>Col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4" office:value-type="string" calcext:value-type="string">
            <text:p>$I$32</text:p>
          </table:table-cell>
          <table:table-cell table:style-name="ce98" table:formula="of:=ROW(INDIRECT([.$C$45]))-[.D$42]+1" office:value-type="float" office:value="22" calcext:value-type="float">
            <text:p>22</text:p>
          </table:table-cell>
          <table:table-cell table:style-name="ce98" table:formula="of:=COLUMN(INDIRECT([.$C$45]))-[.E$42]+1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5" table:number-columns-repeated="2"/>
          <table:table-cell table:style-name="ce90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5" office:value-type="string" calcext:value-type="string">
            <text:p>Max:</text:p>
          </table:table-cell>
          <table:table-cell table:style-name="ce85"/>
          <table:table-cell table:style-name="ce90"/>
          <table:table-cell table:number-columns-repeated="5"/>
        </table:table-row>
        <table:table-row table:style-name="ro1">
          <table:table-cell/>
          <table:table-cell table:style-name="Default"/>
          <table:table-cell table:style-name="ce96" table:number-matrix-columns-spanned="1" table:number-matrix-rows-spanned="1" table:formula="of:=MAX(IF(LEFT(OFFSET(INDIRECT([.$C$42]);0;0;[.$D$45];[.$E$45]);LEN([.$B$3]))=[.$B$3];VALUE(MID(OFFSET(INDIRECT([.$C$42]);0;0;[.$D$45];[.$E$45]);LEN([.$B$3])+1;1024));&quot;&quot;))" office:value-type="float" office:value="17" calcext:value-type="float">
            <text:p>17</text:p>
          </table:table-cell>
          <table:table-cell table:style-name="ce85"/>
          <table:table-cell table:style-name="ce90"/>
          <table:table-cell table:number-columns-repeated="5"/>
        </table:table-row>
        <table:table-row table:style-name="ro1">
          <table:table-cell/>
          <table:table-cell table:style-name="Default"/>
          <table:table-cell/>
          <table:table-cell table:style-name="ce85"/>
          <table:table-cell table:style-name="ce90"/>
          <table:table-cell table:number-columns-repeated="5"/>
        </table:table-row>
        <table:table-row table:style-name="ro1" table:number-rows-repeated="3">
          <table:table-cell table:number-columns-repeated="3"/>
          <table:table-cell table:style-name="ce85"/>
          <table:table-cell table:style-name="ce90"/>
          <table:table-cell table:number-columns-repeated="5"/>
        </table:table-row>
        <table:table-row table:style-name="ro1" table:number-rows-repeated="104852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Original.C11:Original.I32">
            <calcext:condition calcext:apply-style-name="cfContainsMax" calcext:value="formula-is([.C11]=[.$B$3]&amp;[.$B$6])" calcext:base-cell-address="Original.C11"/>
            <calcext:condition calcext:apply-style-name="cfPointToMax" calcext:value="formula-is(OR([.C$10]&gt;0;[.$B11]&gt;0))" calcext:base-cell-address="Original.C11"/>
          </calcext:conditional-format>
        </calcext:conditional-formats>
      </table:table>
      <table:table table:name="Enhanced" table:style-name="ta1">
        <table:table-column table:style-name="co2" table:default-cell-style-name="ce85"/>
        <table:table-column table:style-name="co1" table:default-cell-style-name="ce85"/>
        <table:table-column table:style-name="co1" table:number-columns-repeated="19" table:default-cell-style-name="Default"/>
        <table:table-row table:style-name="ro1">
          <table:table-cell/>
          <table:table-cell table:style-name="ce87" office:value-type="string" calcext:value-type="string">
            <text:p>VALUE</text:p>
          </table:table-cell>
          <table:table-cell/>
          <table:table-cell office:value-type="string" calcext:value-type="string">
            <text:p>Here the enlargement of the range was done by inserting Columns and rows inside the primary range.</text:p>
          </table:table-cell>
          <table:table-cell table:number-columns-repeated="17"/>
        </table:table-row>
        <table:table-row table:style-name="ro1">
          <table:table-cell/>
          <table:table-cell table:style-name="ce87" office:value-type="string" calcext:value-type="string">
            <text:p>PREFIX</text:p>
          </table:table-cell>
          <table:table-cell/>
          <table:table-cell office:value-type="string" calcext:value-type="string">
            <text:p>The formula in B6 was adapted by Calc automatically and the range for the conditional format helping find the occurrences was also automatically enlarged.</text:p>
          </table:table-cell>
          <table:table-cell table:number-columns-repeated="13"/>
          <table:table-cell table:style-name="ce113" office:value-type="string" calcext:value-type="string">
            <text:p>TODO </text:p>
          </table:table-cell>
          <table:table-cell table:number-columns-repeated="3"/>
        </table:table-row>
        <table:table-row table:style-name="ro1">
          <table:table-cell/>
          <table:table-cell table:style-name="ce88" office:value-type="string" calcext:value-type="string">
            <text:p>J_w</text:p>
          </table:table-cell>
          <table:table-cell/>
          <table:table-cell office:value-type="string" calcext:value-type="string">
            <text:p>I did not fill in new values except for one.</text:p>
          </table:table-cell>
          <table:table-cell table:number-columns-repeated="13"/>
          <table:table-cell table:style-name="ce114" office:value-type="string" calcext:value-type="string">
            <text:p>DON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(No postfix admissive here!)</text:p>
          </table:table-cell>
          <table:table-cell table:number-columns-repeated="19"/>
        </table:table-row>
        <table:table-row table:style-name="ro1">
          <table:table-cell table:number-columns-repeated="3"/>
          <table:table-cell office:value-type="string" calcext:value-type="string">
            <text:p>For the CF working also with the added part of the range the formulae counting occurrences must be filled in the additional cells.</text:p>
          </table:table-cell>
          <table:table-cell table:number-columns-repeated="17"/>
        </table:table-row>
        <table:table-row table:style-name="ro1">
          <table:table-cell table:style-name="ce86" office:value-type="string" calcext:value-type="string">
            <text:p>Max:</text:p>
          </table:table-cell>
          <table:table-cell table:style-name="ce89" table:number-matrix-columns-spanned="1" table:number-matrix-rows-spanned="1" table:formula="of:=MAX(IF(LEFT([.C11:.N1364];LEN([.$B$3]))=[.$B$3];VALUE(MID([.C11:.N1364];LEN([.$B$3])+1;1024));&quot;&quot;))" office:value-type="float" office:value="214" calcext:value-type="float">
            <text:p>214</text:p>
          </table:table-cell>
          <table:table-cell table:number-columns-repeated="15"/>
          <table:table-cell table:style-name="ce108"/>
          <table:table-cell/>
          <table:table-cell table:style-name="ce105" office:value-type="string" calcext:value-type="string">
            <text:p>Speech</text:p>
          </table:table-cell>
          <table:table-cell office:value-type="string" calcext:value-type="string">
            <text:p>SprachAntwort</text:p>
          </table:table-cell>
        </table:table-row>
        <table:table-row table:style-name="ro1">
          <table:table-cell office:value-type="string" calcext:value-type="string">
            <text:p>Maximale J_w#</text:p>
          </table:table-cell>
          <table:table-cell table:number-columns-repeated="2"/>
          <table:table-cell office:value-type="string" calcext:value-type="string">
            <text:p>WICHTIG: Neue Zeilen einfügen lassen, nicht einfach weiter schreiben, sonst funktioniert das script nicht.</text:p>
          </table:table-cell>
          <table:table-cell table:number-columns-repeated="13"/>
          <table:table-cell table:style-name="ce115" office:value-type="string" calcext:value-type="string">
            <text:p>Spezialworte:</text:p>
          </table:table-cell>
          <table:table-cell table:number-columns-repeated="3"/>
        </table:table-row>
        <table:table-row table:style-name="ro1">
          <table:table-cell table:number-columns-repeated="19"/>
          <table:table-cell office:value-type="string" calcext:value-type="string">
            <text:p>Formel um höchste J_w# zu finden:</text:p>
          </table:table-cell>
          <table:table-cell/>
        </table:table-row>
        <table:table-row table:style-name="ro1">
          <table:table-cell table:style-name="Default"/>
          <table:table-cell table:number-columns-repeated="16"/>
          <table:table-cell office:value-type="string" calcext:value-type="string">
            <text:p>Computer</text:p>
          </table:table-cell>
          <table:table-cell office:value-type="string" calcext:value-type="string">
            <text:p>J_w95</text:p>
          </table:table-cell>
          <table:table-cell table:number-columns-repeated="2"/>
        </table:table-row>
        <table:table-row table:style-name="ro1">
          <table:table-cell table:style-name="Default"/>
          <table:table-cell/>
          <table:table-cell table:style-name="ce85" table:formula="of:=COUNTIF([.C11:.C1364];[.$B$3]&amp;[.$B$6])" office:value-type="float" office:value="0" calcext:value-type="float">
            <text:p>0</text:p>
          </table:table-cell>
          <table:table-cell table:style-name="ce85" table:formula="of:=COUNTIF([.D11:.D1364];[.$B$3]&amp;[.$B$6])" office:value-type="float" office:value="0" calcext:value-type="float">
            <text:p>0</text:p>
          </table:table-cell>
          <table:table-cell table:style-name="ce85" table:formula="of:=COUNTIF([.E11:.E1364];[.$B$3]&amp;[.$B$6])" office:value-type="float" office:value="0" calcext:value-type="float">
            <text:p>0</text:p>
          </table:table-cell>
          <table:table-cell table:style-name="ce85" table:formula="of:=COUNTIF([.F11:.F1364];[.$B$3]&amp;[.$B$6])" office:value-type="float" office:value="1" calcext:value-type="float">
            <text:p>1</text:p>
          </table:table-cell>
          <table:table-cell table:style-name="ce85" table:formula="of:=COUNTIF([.G11:.G1364];[.$B$3]&amp;[.$B$6])" office:value-type="float" office:value="0" calcext:value-type="float">
            <text:p>0</text:p>
          </table:table-cell>
          <table:table-cell table:style-name="ce85" table:formula="of:=COUNTIF([.H11:.H1364];[.$B$3]&amp;[.$B$6])" office:value-type="float" office:value="0" calcext:value-type="float">
            <text:p>0</text:p>
          </table:table-cell>
          <table:table-cell table:style-name="ce85" table:formula="of:=COUNTIF([.I11:.I1364];[.$B$3]&amp;[.$B$6])" office:value-type="float" office:value="0" calcext:value-type="float">
            <text:p>0</text:p>
          </table:table-cell>
          <table:table-cell table:style-name="ce85" table:formula="of:=COUNTIF([.J11:.J1364];[.$B$3]&amp;[.$B$6])" office:value-type="float" office:value="0" calcext:value-type="float">
            <text:p>0</text:p>
          </table:table-cell>
          <table:table-cell table:style-name="ce85" table:formula="of:=COUNTIF([.K11:.K1364];[.$B$3]&amp;[.$B$6])" office:value-type="float" office:value="0" calcext:value-type="float">
            <text:p>0</text:p>
          </table:table-cell>
          <table:table-cell table:style-name="ce85" table:formula="of:=COUNTIF([.L11:.L1364];[.$B$3]&amp;[.$B$6])" office:value-type="float" office:value="0" calcext:value-type="float">
            <text:p>0</text:p>
          </table:table-cell>
          <table:table-cell table:style-name="ce85" table:formula="of:=COUNTIF([.M11:.M1364];[.$B$3]&amp;[.$B$6])" office:value-type="float" office:value="0" calcext:value-type="float">
            <text:p>0</text:p>
          </table:table-cell>
          <table:table-cell table:style-name="ce85" table:formula="of:=COUNTIF([.N11:.N1364];[.$B$3]&amp;[.$B$6])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/>
          <table:table-cell table:formula="of:=COUNTIF([.C11:.N11];[.$B$3]&amp;[.$B$6])" office:value-type="float" office:value="0" calcext:value-type="float">
            <text:p>0</text:p>
          </table:table-cell>
          <table:table-cell/>
          <table:table-cell table:style-name="ce100" office:value-type="string" calcext:value-type="string">
            <text:p>ZITATE</text:p>
          </table:table-cell>
          <table:table-cell table:style-name="ce105" office:value-type="string" calcext:value-type="string">
            <text:p>Speech</text:p>
          </table:table-cell>
          <table:table-cell table:number-columns-repeated="7"/>
          <table:table-cell table:style-name="ce112" table:number-columns-repeated="2"/>
          <table:table-cell/>
          <table:table-cell office:value-type="string" calcext:value-type="string">
            <text:p>Max:</text:p>
          </table:table-cell>
          <table:table-cell/>
          <table:table-cell office:value-type="string" calcext:value-type="string">
            <text:p>Simon</text:p>
          </table:table-cell>
          <table:table-cell office:value-type="string" calcext:value-type="string">
            <text:p>J_Tr</text:p>
          </table:table-cell>
          <table:table-cell table:number-columns-repeated="2"/>
        </table:table-row>
        <table:table-row table:style-name="ro1">
          <table:table-cell/>
          <table:table-cell table:formula="of:=COUNTIF([.C12:.N12];[.$B$3]&amp;[.$B$6])" office:value-type="float" office:value="0" calcext:value-type="float">
            <text:p>0</text:p>
          </table:table-cell>
          <table:table-cell table:number-columns-repeated="10"/>
          <table:table-cell table:style-name="ce112" table:number-columns-repeated="2"/>
          <table:table-cell table:number-columns-repeated="5"/>
          <table:table-cell table:style-name="ce107" office:value-type="string" calcext:value-type="string">
            <text:p><text:s/>Wort fehlt</text:p>
          </table:table-cell>
          <table:table-cell office:value-type="string" calcext:value-type="string">
            <text:p><text:s/>Wort ist nicht im Sprachmodell vorhanden</text:p>
          </table:table-cell>
        </table:table-row>
        <table:table-row table:style-name="ro1">
          <table:table-cell/>
          <table:table-cell table:formula="of:=COUNTIF([.C13:.N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3</text:p>
          </table:table-cell>
          <table:table-cell table:number-columns-repeated="5"/>
          <table:table-cell table:style-name="ce112" table:number-columns-repeated="2"/>
          <table:table-cell/>
          <table:table-cell office:value-type="string" calcext:value-type="string">
            <text:p>J_w</text:p>
          </table:table-cell>
          <table:table-cell/>
          <table:table-cell office:value-type="string" calcext:value-type="string">
            <text:p>Spracherkennung</text:p>
          </table:table-cell>
          <table:table-cell office:value-type="string" calcext:value-type="string">
            <text:p>J_Sp</text:p>
          </table:table-cell>
          <table:table-cell table:number-columns-repeated="2"/>
        </table:table-row>
        <table:table-row table:style-name="ro1">
          <table:table-cell/>
          <table:table-cell table:formula="of:=COUNTIF([.C14:.N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Zitate</text:p>
          </table:table-cell>
          <table:table-cell table:number-columns-repeated="5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15:.N15];[.$B$3]&amp;[.$B$6])" office:value-type="float" office:value="0" calcext:value-type="float">
            <text:p>0</text:p>
          </table:table-cell>
          <table:table-cell table:number-columns-repeated="10"/>
          <table:table-cell table:style-name="ce112" table:number-columns-repeated="2"/>
          <table:table-cell table:number-columns-repeated="5"/>
          <table:table-cell office:value-type="string" calcext:value-type="string">
            <text:p>J_w# um erkennungsgenauigkeit zu erhöhen, sonst eine pool aus allen „nomen“ etc</text:p>
          </table:table-cell>
          <table:table-cell/>
        </table:table-row>
        <table:table-row table:style-name="ro1">
          <table:table-cell/>
          <table:table-cell table:formula="of:=COUNTIF([.C16:.N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5</text:p>
          </table:table-cell>
          <table:table-cell table:number-columns-repeated="4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17:.N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Zitat</text:p>
          </table:table-cell>
          <table:table-cell table:number-columns-repeated="4"/>
          <table:table-cell table:style-name="ce112" table:number-columns-repeated="2"/>
          <table:table-cell table:number-columns-repeated="7"/>
        </table:table-row>
        <table:table-row table:style-name="ro2">
          <table:table-cell/>
          <table:table-cell table:formula="of:=COUNTIF([.C18:.N18];[.$B$3]&amp;[.$B$6])" office:value-type="float" office:value="0" calcext:value-type="float">
            <text:p>0</text:p>
          </table:table-cell>
          <table:table-cell table:number-columns-repeated="10"/>
          <table:table-cell table:style-name="ce112" table:number-columns-repeated="2"/>
          <table:table-cell table:number-columns-repeated="3"/>
          <table:table-cell office:value-type="string" calcext:value-type="string">
            <text:p>Formats <text:span text:style-name="T1">Gammar</text:span> for simon paste :-D</text:p>
          </table:table-cell>
          <table:table-cell table:number-columns-repeated="3"/>
        </table:table-row>
        <table:table-row table:style-name="ro1">
          <table:table-cell/>
          <table:table-cell table:formula="of:=COUNTIF([.C19:.N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</text:p>
          </table:table-cell>
          <table:table-cell office:value-type="string" calcext:value-type="string">
            <text:p>J_w2</text:p>
          </table:table-cell>
          <table:table-cell office:value-type="string" calcext:value-type="string">
            <text:p>J_w6</text:p>
          </table:table-cell>
          <table:table-cell office:value-type="string" calcext:value-type="string">
            <text:p>J_w7</text:p>
          </table:table-cell>
          <table:table-cell table:number-columns-repeated="4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20:.N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ennst </text:p>
          </table:table-cell>
          <table:table-cell office:value-type="string" calcext:value-type="string">
            <text:p>du </text:p>
          </table:table-cell>
          <table:table-cell office:value-type="string" calcext:value-type="string">
            <text:p>einen</text:p>
          </table:table-cell>
          <table:table-cell office:value-type="string" calcext:value-type="string">
            <text:p>Spruch</text:p>
          </table:table-cell>
          <table:table-cell table:number-columns-repeated="4"/>
          <table:table-cell table:style-name="ce112" table:number-columns-repeated="2"/>
          <table:table-cell table:number-columns-repeated="3"/>
          <table:table-cell office:value-type="string" calcext:value-type="string">
            <text:p>cat gr | sed -e '/^Simon/ d' | sed -e 's/^[ \t]*//' -e 's/[ \t]*$//' <text:s/>| sed 's/\t/ /g' &gt; gr2 &amp;&amp; mv gr2 gr</text:p>
          </table:table-cell>
          <table:table-cell table:number-columns-repeated="3"/>
        </table:table-row>
        <table:table-row table:style-name="ro1">
          <table:table-cell/>
          <table:table-cell table:formula="of:=COUNTIF([.C21:.N21];[.$B$3]&amp;[.$B$6])" office:value-type="float" office:value="0" calcext:value-type="float">
            <text:p>0</text:p>
          </table:table-cell>
          <table:table-cell table:number-columns-repeated="10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22:.N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23:.N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Zitat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2" table:number-columns-repeated="2"/>
          <table:table-cell table:number-columns-repeated="7"/>
        </table:table-row>
        <table:table-row table:style-name="ro2">
          <table:table-cell/>
          <table:table-cell table:formula="of:=COUNTIF([.C24:.N24];[.$B$3]&amp;[.$B$6])" office:value-type="float" office:value="0" calcext:value-type="float">
            <text:p>0</text:p>
          </table:table-cell>
          <table:table-cell table:number-columns-repeated="10"/>
          <table:table-cell table:style-name="ce112" table:number-columns-repeated="2"/>
          <table:table-cell table:number-columns-repeated="3"/>
          <table:table-cell office:value-type="string" calcext:value-type="string">
            <text:p>Formats <text:span text:style-name="T1">Commands</text:span> for Simeon paste</text:p>
          </table:table-cell>
          <table:table-cell table:number-columns-repeated="3"/>
        </table:table-row>
        <table:table-row table:style-name="ro1">
          <table:table-cell/>
          <table:table-cell table:formula="of:=COUNTIF([.C25:.N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9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26:.N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laute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2" table:number-columns-repeated="2"/>
          <table:table-cell table:number-columns-repeated="3"/>
          <table:table-cell office:value-type="string" calcext:value-type="string">
            <text:p>cat co | sed -e '/^J_/ d' | sed -e 's/^[ \t]*//' -e 's/[ \t]*$//' <text:s/>| sed 's/\t/ /g' &gt; co2 &amp;&amp; mv co2 co</text:p>
          </table:table-cell>
          <table:table-cell table:number-columns-repeated="3"/>
        </table:table-row>
        <table:table-row table:style-name="ro1">
          <table:table-cell/>
          <table:table-cell table:formula="of:=COUNTIF([.C27:.N27];[.$B$3]&amp;[.$B$6])" office:value-type="float" office:value="0" calcext:value-type="float">
            <text:p>0</text:p>
          </table:table-cell>
          <table:table-cell table:number-columns-repeated="10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28:.N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3</text:p>
          </table:table-cell>
          <table:table-cell office:value-type="string" calcext:value-type="string">
            <text:p>J_w7</text:p>
          </table:table-cell>
          <table:table-cell office:value-type="string" calcext:value-type="string">
            <text:p>J_w11</text:p>
          </table:table-cell>
          <table:table-cell office:value-type="string" calcext:value-type="string">
            <text:p>J_w12</text:p>
          </table:table-cell>
          <table:table-cell table:number-columns-repeated="2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29:.N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er</text:p>
          </table:table-cell>
          <table:table-cell office:value-type="string" calcext:value-type="string">
            <text:p>Spruch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Tages</text:p>
          </table:table-cell>
          <table:table-cell table:number-columns-repeated="2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30:.N30];[.$B$3]&amp;[.$B$6])" office:value-type="float" office:value="0" calcext:value-type="float">
            <text:p>0</text:p>
          </table:table-cell>
          <table:table-cell table:number-columns-repeated="10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31:.N31];[.$B$3]&amp;[.$B$6])" office:value-type="float" office:value="0" calcext:value-type="float">
            <text:p>0</text:p>
          </table:table-cell>
          <table:table-cell table:number-columns-repeated="10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32:.N32];[.$B$3]&amp;[.$B$6])" office:value-type="float" office:value="0" calcext:value-type="float">
            <text:p>0</text:p>
          </table:table-cell>
          <table:table-cell table:number-columns-repeated="10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33:.N33];[.$B$3]&amp;[.$B$6])" office:value-type="float" office:value="0" calcext:value-type="float">
            <text:p>0</text:p>
          </table:table-cell>
          <table:table-cell table:number-columns-repeated="10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34:.N34];[.$B$3]&amp;[.$B$6])" office:value-type="float" office:value="0" calcext:value-type="float">
            <text:p>0</text:p>
          </table:table-cell>
          <table:table-cell table:number-columns-repeated="10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35:.N35];[.$B$3]&amp;[.$B$6])" office:value-type="float" office:value="0" calcext:value-type="float">
            <text:p>0</text:p>
          </table:table-cell>
          <table:table-cell table:number-columns-repeated="10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36:.N36];[.$B$3]&amp;[.$B$6])" office:value-type="float" office:value="0" calcext:value-type="float">
            <text:p>0</text:p>
          </table:table-cell>
          <table:table-cell table:number-columns-repeated="10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37:.N37];[.$B$3]&amp;[.$B$6])" office:value-type="float" office:value="0" calcext:value-type="float">
            <text:p>0</text:p>
          </table:table-cell>
          <table:table-cell table:number-columns-repeated="10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38:.N38];[.$B$3]&amp;[.$B$6])" office:value-type="float" office:value="0" calcext:value-type="float">
            <text:p>0</text:p>
          </table:table-cell>
          <table:table-cell/>
          <table:table-cell table:style-name="ce100" office:value-type="string" calcext:value-type="string">
            <text:p>INTERNETSUCHE Suchmaschine</text:p>
          </table:table-cell>
          <table:table-cell table:style-name="ce100" table:number-columns-repeated="2"/>
          <table:table-cell/>
          <table:table-cell office:value-type="string" calcext:value-type="string">
            <text:p>Unterteilung Suchmaschinen, Travel, Sonderwünsche etc fehlt!!!!</text:p>
          </table:table-cell>
          <table:table-cell table:number-columns-repeated="4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39:.N39];[.$B$3]&amp;[.$B$6])" office:value-type="float" office:value="0" calcext:value-type="float">
            <text:p>0</text:p>
          </table:table-cell>
          <table:table-cell table:number-columns-repeated="10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40:.N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8</text:p>
          </table:table-cell>
          <table:table-cell table:number-columns-repeated="5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41:.N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outube</text:p>
          </table:table-cell>
          <table:table-cell table:number-columns-repeated="5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42:.N42];[.$B$3]&amp;[.$B$6])" office:value-type="float" office:value="0" calcext:value-type="float">
            <text:p>0</text:p>
          </table:table-cell>
          <table:table-cell table:number-columns-repeated="10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43:.N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44:.N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45:.N45];[.$B$3]&amp;[.$B$6])" office:value-type="float" office:value="0" calcext:value-type="float">
            <text:p>0</text:p>
          </table:table-cell>
          <table:table-cell table:number-columns-repeated="10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46:.N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47:.N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12" table:number-columns-repeated="2"/>
          <table:table-cell table:number-columns-repeated="7"/>
        </table:table-row>
        <table:table-row table:style-name="ro1">
          <table:table-cell/>
          <table:table-cell table:formula="of:=COUNTIF([.C48:.N4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9:.N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0:.N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Ebay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1:.N5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2:.N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3:.N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Wikipedia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4:.N5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5:.N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3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6:.N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Amazo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7:.N5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8:.N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4</text:p>
          </table:table-cell>
          <table:table-cell office:value-type="string" calcext:value-type="string">
            <text:p>J_w25</text:p>
          </table:table-cell>
          <table:table-cell/>
          <table:table-cell table:style-name="ce102" office:value-type="string" calcext:value-type="string">
            <text:p>TODO</text:p>
          </table:table-cell>
          <table:table-cell table:style-name="ce107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9:.N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Web</text:p>
          </table:table-cell>
          <table:table-cell/>
          <table:table-cell table:style-name="ce102" office:value-type="string" calcext:value-type="string">
            <text:p>TODO</text:p>
          </table:table-cell>
          <table:table-cell table:style-name="ce107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0:.N6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1:.N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2:.N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3:.N6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4:.N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5:.N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6:.N6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7:.N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19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8:.N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Googl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9:.N6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0:.N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27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1:.N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Metager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2:.N7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3:.N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20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4:.N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Statistik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5:.N7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6:.N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7:.N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8:.N7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9:.N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0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0:.N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Bin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1:.N8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2:.N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3:.N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4:.N8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5:.N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8</text:p>
          </table:table-cell>
          <table:table-cell office:value-type="string" calcext:value-type="string">
            <text:p>J_w3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6:.N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Yahoo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7:.N8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8:.N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34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9:.N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Rezept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0:.N9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1:.N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35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2:.N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Rezept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3:.N9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4:.N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6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5:.N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Abkürzun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6:.N9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7:.N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7</text:p>
          </table:table-cell>
          <table:table-cell/>
          <table:table-cell table:style-name="ce102" office:value-type="string" calcext:value-type="string">
            <text:p>TODO</text:p>
          </table:table-cell>
          <table:table-cell table:style-name="ce107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8:.N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Github</text:p>
          </table:table-cell>
          <table:table-cell/>
          <table:table-cell table:style-name="ce102" office:value-type="string" calcext:value-type="string">
            <text:p>TODO</text:p>
          </table:table-cell>
          <table:table-cell table:style-name="ce107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9:.N9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0:.N1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8</text:p>
          </table:table-cell>
          <table:table-cell/>
          <table:table-cell table:style-name="ce102" office:value-type="string" calcext:value-type="string">
            <text:p>TODO</text:p>
          </table:table-cell>
          <table:table-cell table:style-name="ce107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1:.N1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ourceforge</text:p>
          </table:table-cell>
          <table:table-cell/>
          <table:table-cell table:style-name="ce102" office:value-type="string" calcext:value-type="string">
            <text:p>TODO</text:p>
          </table:table-cell>
          <table:table-cell table:style-name="ce107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2:.N10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3:.N1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39</text:p>
          </table:table-cell>
          <table:table-cell/>
          <table:table-cell table:style-name="ce102" office:value-type="string" calcext:value-type="string">
            <text:p>TODO</text:p>
          </table:table-cell>
          <table:table-cell table:style-name="ce107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4:.N1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tatista</text:p>
          </table:table-cell>
          <table:table-cell/>
          <table:table-cell table:style-name="ce102" office:value-type="string" calcext:value-type="string">
            <text:p>TODO</text:p>
          </table:table-cell>
          <table:table-cell table:style-name="ce107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5:.N10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6:.N1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41</text:p>
          </table:table-cell>
          <table:table-cell office:value-type="string" calcext:value-type="string">
            <text:p>J_w40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7:.N1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Paket</text:p>
          </table:table-cell>
          <table:table-cell office:value-type="string" calcext:value-type="string">
            <text:p>Datenbank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8:.N10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9:.N1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4</text:p>
          </table:table-cell>
          <table:table-cell office:value-type="string" calcext:value-type="string">
            <text:p>J_w4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0:.N1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ein</text:p>
          </table:table-cell>
          <table:table-cell office:value-type="string" calcext:value-type="string">
            <text:p>Paket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1:.N11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2:.N1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42</text:p>
          </table:table-cell>
          <table:table-cell/>
          <table:table-cell table:style-name="ce102" office:value-type="string" calcext:value-type="string">
            <text:p>TODO</text:p>
          </table:table-cell>
          <table:table-cell table:style-name="ce107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3:.N1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Erhebungen</text:p>
          </table:table-cell>
          <table:table-cell/>
          <table:table-cell table:style-name="ce102" office:value-type="string" calcext:value-type="string">
            <text:p>TODO</text:p>
          </table:table-cell>
          <table:table-cell table:style-name="ce107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4:.N11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5:.N1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43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6:.N1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Bilder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7:.N11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8:.N1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33</text:p>
          </table:table-cell>
          <table:table-cell office:value-type="string" calcext:value-type="string">
            <text:p>J_w44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9:.N1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uc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einem</text:p>
          </table:table-cell>
          <table:table-cell office:value-type="string" calcext:value-type="string">
            <text:p>Bild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0:.N12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1:.N12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2:.N12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3:.N123];[.$B$3]&amp;[.$B$6])" office:value-type="float" office:value="0" calcext:value-type="float">
            <text:p>0</text:p>
          </table:table-cell>
          <table:table-cell table:style-name="ce100" office:value-type="string" calcext:value-type="string">
            <text:p>Webpages</text:p>
          </table:table-cell>
          <table:table-cell table:number-columns-repeated="9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4:.N12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5:.N12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6:.N1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8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7:.N1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outub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8:.N12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9:.N1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9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0:.N1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oogl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1:.N13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2:.N1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3:.N1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tistik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4:.N13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5:.N1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1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6:.N1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bay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7:.N13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8:.N1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9:.N1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kipedia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40:.N14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41:.N1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3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42:.N1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mazo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43:.N14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44:.N1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7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45:.N1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tager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46:.N14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47:.N1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48:.N1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ng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49:.N14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150:.N1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1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 table:formula="of:=[.B6]" office:value-type="float" office:value="214" calcext:value-type="float">
            <text:p>214</text:p>
          </table:table-cell>
          <table:table-cell table:formula="of:=COUNTIF([.C151:.N1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Yahoo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52:.N15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53:.N1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7</text:p>
          </table:table-cell>
          <table:table-cell table:style-name="ce102" office:value-type="string" calcext:value-type="string">
            <text:p>TODO</text:p>
          </table:table-cell>
          <table:table-cell table:style-name="ce107" office:value-type="string" calcext:value-type="string">
            <text:p><text:s/>Wort fehlt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54:.N1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thub</text:p>
          </table:table-cell>
          <table:table-cell table:style-name="ce102" office:value-type="string" calcext:value-type="string">
            <text:p>TODO</text:p>
          </table:table-cell>
          <table:table-cell table:style-name="ce107" office:value-type="string" calcext:value-type="string">
            <text:p><text:s/>Wort fehlt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55:.N15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56:.N1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8</text:p>
          </table:table-cell>
          <table:table-cell table:style-name="ce102" office:value-type="string" calcext:value-type="string">
            <text:p>TODO</text:p>
          </table:table-cell>
          <table:table-cell table:style-name="ce107" office:value-type="string" calcext:value-type="string">
            <text:p><text:s/>Wort fehlt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57:.N1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ourceforge</text:p>
          </table:table-cell>
          <table:table-cell table:style-name="ce102" office:value-type="string" calcext:value-type="string">
            <text:p>TODO</text:p>
          </table:table-cell>
          <table:table-cell table:style-name="ce107" office:value-type="string" calcext:value-type="string">
            <text:p><text:s/>Wort fehlt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58:.N15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59:.N1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6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60:.N1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efkoch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61:.N16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62:.N1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0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63:.N1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ntoo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64:.N16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65:.N1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2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66:.N1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ch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67:.N16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68:.N1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23</text:p>
          </table:table-cell>
          <table:table-cell office:value-type="string" calcext:value-type="string">
            <text:p>J_w12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69:.N1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Ubuntu</text:p>
          </table:table-cell>
          <table:table-cell office:value-type="string" calcext:value-type="string">
            <text:p>Wiki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70:.N17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71:.N1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1</text:p>
          </table:table-cell>
          <table:table-cell office:value-type="string" calcext:value-type="string">
            <text:p>J_w132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72:.N1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t</text:p>
          </table:table-cell>
          <table:table-cell office:value-type="string" calcext:value-type="string">
            <text:p>Onlin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73:.N17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74:.N1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35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75:.N1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zept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 table:style-name="Default"/>
          <table:table-cell table:formula="of:=COUNTIF([.C176:.N176];[.$B$3]&amp;[.$B$6])" office:value-type="float" office:value="0" calcext:value-type="float">
            <text:p>0</text:p>
          </table:table-cell>
          <table:table-cell table:number-columns-repeated="19"/>
        </table:table-row>
        <table:table-row table:style-name="ro1">
          <table:table-cell/>
          <table:table-cell table:formula="of:=COUNTIF([.C177:.N17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78:.N178];[.$B$3]&amp;[.$B$6])" office:value-type="float" office:value="0" calcext:value-type="float">
            <text:p>0</text:p>
          </table:table-cell>
          <table:table-cell table:number-columns-repeated="4"/>
          <table:table-cell table:style-name="ce108" table:number-columns-repeated="3"/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79:.N179];[.$B$3]&amp;[.$B$6])" office:value-type="float" office:value="0" calcext:value-type="float">
            <text:p>0</text:p>
          </table:table-cell>
          <table:table-cell/>
          <table:table-cell table:style-name="ce100" office:value-type="string" calcext:value-type="string">
            <text:p>WETTER</text:p>
          </table:table-cell>
          <table:table-cell table:style-name="ce105" office:value-type="string" calcext:value-type="string">
            <text:p>Speech</text:p>
          </table:table-cell>
          <table:table-cell/>
          <table:table-cell table:style-name="ce109"/>
          <table:table-cell table:style-name="ce108" table:number-columns-repeated="2"/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80:.N18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81:.N1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82:.N1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83:.N18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84:.N1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85:.N1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86:.N18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87:.N1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49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88:.N1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Mondphase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89:.N18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90:.N1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91:.N1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92:.N19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93:.N1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94:.N1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95:.N19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96:.N1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97:.N1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98:.N19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99:.N1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office:value-type="string" calcext:value-type="string">
            <text:p>J_w17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54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00:.N2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Tagen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01:.N20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02:.N2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6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03:.N2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verhältniss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04:.N20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05:.N2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6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06:.N2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vorhersag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07:.N20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08:.N2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09:.N2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Mor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10:.N21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11:.N2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5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12:.N2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Übermor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13:.N21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14:.N2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15:.N2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16:.N21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17:.N2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18:.N2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19:.N21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20:.N2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1</text:p>
          </table:table-cell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221:.N2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Morgen</text:p>
          </table:table-cell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 table:formula="of:=[.B6]" office:value-type="float" office:value="214" calcext:value-type="float">
            <text:p>214</text:p>
          </table:table-cell>
          <table:table-cell table:formula="of:=COUNTIF([.C222:.N22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23:.N2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52</text:p>
          </table:table-cell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24:.N2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Übermorgen</text:p>
          </table:table-cell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25:.N22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26:.N2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57</text:p>
          </table:table-cell>
          <table:table-cell office:value-type="string" calcext:value-type="string">
            <text:p>J_w10</text:p>
          </table:table-cell>
          <table:table-cell office:value-type="string" calcext:value-type="string">
            <text:p>J_w58</text:p>
          </table:table-cell>
          <table:table-cell office:value-type="string" calcext:value-type="string">
            <text:p>J_w47</text:p>
          </table:table-cell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27:.N2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wird </text:p>
          </table:table-cell>
          <table:table-cell office:value-type="string" calcext:value-type="string">
            <text:p>das </text:p>
          </table:table-cell>
          <table:table-cell office:value-type="string" calcext:value-type="string">
            <text:p>Wetter</text:p>
          </table:table-cell>
          <table:table-cell office:value-type="string" calcext:value-type="string">
            <text:p>Heute</text:p>
          </table:table-cell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28:.N22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29:.N2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5</text:p>
          </table:table-cell>
          <table:table-cell office:value-type="string" calcext:value-type="string">
            <text:p>J_w50</text:p>
          </table:table-cell>
          <table:table-cell office:value-type="string" calcext:value-type="string">
            <text:p>J_w47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30:.N2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tterbericht</text:p>
          </table:table-cell>
          <table:table-cell office:value-type="string" calcext:value-type="string">
            <text:p>für</text:p>
          </table:table-cell>
          <table:table-cell office:value-type="string" calcext:value-type="string">
            <text:p>Heut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31:.N23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32:.N2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15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9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33:.N2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ist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stärke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34:.N23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35:.N2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</text:p>
          </table:table-cell>
          <table:table-cell office:value-type="string" calcext:value-type="string">
            <text:p>J_w60</text:p>
          </table:table-cell>
          <table:table-cell office:value-type="string" calcext:value-type="string">
            <text:p>J_w48</text:p>
          </table:table-cell>
          <table:table-cell office:value-type="string" calcext:value-type="string">
            <text:p>J_w56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36:.N2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e</text:p>
          </table:table-cell>
          <table:table-cell office:value-type="string" calcext:value-type="string">
            <text:p>sind</text:p>
          </table:table-cell>
          <table:table-cell office:value-type="string" calcext:value-type="string">
            <text:p>die</text:p>
          </table:table-cell>
          <table:table-cell office:value-type="string" calcext:value-type="string">
            <text:p>Windverhältnisse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37:.N23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38:.N2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3</text:p>
          </table:table-cell>
          <table:table-cell office:value-type="string" calcext:value-type="string">
            <text:p>J_w49</text:p>
          </table:table-cell>
          <table:table-cell office:value-type="string" calcext:value-type="string">
            <text:p>J_w61</text:p>
          </table:table-cell>
          <table:table-cell office:value-type="string" calcext:value-type="string">
            <text:p>J_w62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39:.N2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elche</text:p>
          </table:table-cell>
          <table:table-cell office:value-type="string" calcext:value-type="string">
            <text:p>Mondphase</text:p>
          </table:table-cell>
          <table:table-cell office:value-type="string" calcext:value-type="string">
            <text:p>haben</text:p>
          </table:table-cell>
          <table:table-cell office:value-type="string" calcext:value-type="string">
            <text:p>wir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40:.N24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41:.N2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49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42:.N2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ondphas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43:.N24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44:.N2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59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45:.N2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indstärk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46:.N24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47:.N24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48:.N24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49:.N249];[.$B$3]&amp;[.$B$6])" office:value-type="float" office:value="0" calcext:value-type="float">
            <text:p>0</text:p>
          </table:table-cell>
          <table:table-cell/>
          <table:table-cell table:style-name="ce100" office:value-type="string" calcext:value-type="string">
            <text:p>FENSTER_DIREKTWAHL</text:p>
          </table:table-cell>
          <table:table-cell table:style-name="ce100"/>
          <table:table-cell table:style-name="ce105" office:value-type="string" calcext:value-type="string">
            <text:p>Speech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50:.N25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51:.N2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52:.N2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53:.N25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54:.N2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55:.N2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56:.N25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57:.N2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58:.N2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59:.N25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60:.N2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61:.N2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62:.N26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63:.N2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64:.N2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65:.N26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66:.N2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67:.N2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68:.N26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69:.N2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70:.N2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71:.N27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72:.N2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73:.N2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74:.N27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75:.N2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76:.N2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77:.N27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78:.N2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79:.N2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80:.N28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81:.N2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82:.N2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83:.N28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84:.N2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85:.N2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86:.N28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87:.N287];[.$B$3]&amp;[.$B$6])" office:value-type="float" office:value="0" calcext:value-type="float">
            <text:p>0</text:p>
          </table:table-cell>
          <table:table-cell/>
          <table:table-cell table:style-name="ce100" office:value-type="string" calcext:value-type="string">
            <text:p>PROGRAMMSTARTER</text:p>
          </table:table-cell>
          <table:table-cell table:style-name="ce100"/>
          <table:table-cell table:style-name="ce105" office:value-type="string" calcext:value-type="string">
            <text:p>Speech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88:.N28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89:.N2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90:.N2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91:.N29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92:.N2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93:.N2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94:.N29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95:.N2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96:.N2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97:.N29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98:.N2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299:.N2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00:.N30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01:.N3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02:.N3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03:.N30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04:.N3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05:.N3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06:.N30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07:.N3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08:.N3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09:.N30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10:.N3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11:.N3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12:.N31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13:.N3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14:.N3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15:.N31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16:.N3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17:.N3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18:.N31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19:.N3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118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20:.N3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hromium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21:.N32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22:.N3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23:.N3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Firefox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24:.N32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25:.N3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6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26:.N3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alibr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27:.N32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28:.N3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29:.N3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Mypaint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30:.N33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31:.N3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8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32:.N3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Gimp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33:.N33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34:.N3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69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35:.N3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onsol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36:.N33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37:.N3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0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38:.N3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Thunderbird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39:.N33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40:.N3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41:.N3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Steam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42:.N34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43:.N3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2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44:.N3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Libreoffic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45:.N34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46:.N3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7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47:.N3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Clementin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48:.N34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49:.N3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5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50:.N3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irefox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351:.N35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 table:formula="of:=[.B6]" office:value-type="float" office:value="214" calcext:value-type="float">
            <text:p>214</text:p>
          </table:table-cell>
          <table:table-cell table:formula="of:=COUNTIF([.C352:.N3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53:.N3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54:.N35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55:.N3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7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56:.N3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ypaint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57:.N35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58:.N3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8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59:.N3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imp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60:.N36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61:.N3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9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62:.N3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onsol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63:.N36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64:.N3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65:.N3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66:.N36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67:.N3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1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68:.N3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eam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69:.N36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70:.N3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71:.N3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breoffic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72:.N37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73:.N3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3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74:.N3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lementin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75:.N37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76:.N3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8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77:.N3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romium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78:.N37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79:.N3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80:.N3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clips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81:.N38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82:.N3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83:.N3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84:.N38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85:.N3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0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86:.N3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Eclips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87:.N38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88:.N3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201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89:.N3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at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90:.N39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91:.N3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7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92:.N3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öffn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93:.N39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94:.N3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6</text:p>
          </table:table-cell>
          <table:table-cell office:value-type="string" calcext:value-type="string">
            <text:p>J_w20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95:.N3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tarte</text:p>
          </table:table-cell>
          <table:table-cell office:value-type="string" calcext:value-type="string">
            <text:p>Kat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96:.N39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97:.N39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98:.N398];[.$B$3]&amp;[.$B$6])" office:value-type="float" office:value="0" calcext:value-type="float">
            <text:p>0</text:p>
          </table:table-cell>
          <table:table-cell/>
          <table:table-cell table:style-name="ce100" office:value-type="string" calcext:value-type="string">
            <text:p>FENSTERSTEUERUNG</text:p>
          </table:table-cell>
          <table:table-cell table:style-name="ce100"/>
          <table:table-cell/>
          <table:table-cell table:style-name="ce110" office:value-type="string" calcext:value-type="string">
            <text:p>SCRIPTS SCHREIBEN für Sprachoutput!!!!!</text:p>
          </table:table-cell>
          <table:table-cell table:style-name="ce111"/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399:.N39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00:.N4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01:.N4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02:.N40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03:.N4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75</text:p>
          </table:table-cell>
          <table:table-cell table:style-name="ce104" office:value-type="string" calcext:value-type="string">
            <text:p>J_w77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04:.N4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05:.N40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06:.N4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8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07:.N4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bbruch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08:.N40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09:.N4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10:.N4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11:.N41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12:.N4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13:.N4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14:.N41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15:.N4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table:style-name="ce104" office:value-type="string" calcext:value-type="string">
            <text:p>J_w81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16:.N4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17:.N41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18:.N4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19:.N4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20:.N42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21:.N4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22:.N4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23:.N42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24:.N4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9</text:p>
          </table:table-cell>
          <table:table-cell office:value-type="string" calcext:value-type="string">
            <text:p>J_w74</text:p>
          </table:table-cell>
          <table:table-cell office:value-type="string" calcext:value-type="string">
            <text:p>J_w75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25:.N4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mir</text:p>
          </table:table-cell>
          <table:table-cell office:value-type="string" calcext:value-type="string">
            <text:p>alle</text:p>
          </table:table-cell>
          <table:table-cell office:value-type="string" calcext:value-type="string">
            <text:p>Fenster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26:.N42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27:.N4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office:value-type="string" calcext:value-type="string">
            <text:p>J_w80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28:.N4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Links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29:.N42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30:.N4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32</text:p>
          </table:table-cell>
          <table:table-cell table:style-name="ce104" office:value-type="string" calcext:value-type="string">
            <text:p>J_w8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31:.N4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nach</text:p>
          </table:table-cell>
          <table:table-cell office:value-type="string" calcext:value-type="string">
            <text:p>Rechts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32:.N43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33:.N4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2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34:.N4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auf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35:.N43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36:.N43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4</text:p>
          </table:table-cell>
          <table:table-cell office:value-type="string" calcext:value-type="string">
            <text:p>J_w8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37:.N43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ehe</text:p>
          </table:table-cell>
          <table:table-cell office:value-type="string" calcext:value-type="string">
            <text:p>Runter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38:.N43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39:.N4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40:.N4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41:.N44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42:.N4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7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43:.N4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Fenster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44:.N44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45:.N4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7</text:p>
          </table:table-cell>
          <table:table-cell office:value-type="string" calcext:value-type="string">
            <text:p>J_w75</text:p>
          </table:table-cell>
          <table:table-cell table:style-name="ce104" office:value-type="string" calcext:value-type="string">
            <text:p>J_w77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46:.N4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ieses</text:p>
          </table:table-cell>
          <table:table-cell office:value-type="string" calcext:value-type="string">
            <text:p>Fenster</text:p>
          </table:table-cell>
          <table:table-cell office:value-type="string" calcext:value-type="string">
            <text:p>schließ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47:.N44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48:.N4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6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49:.N4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Desktop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50:.N45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51:.N4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6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52:.N4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Desktop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53:.N45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54:.N4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98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55:.N4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Arbeitsfläch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56:.N45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57:.N4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98</text:p>
          </table:table-cell>
          <table:table-cell office:value-type="string" calcext:value-type="string">
            <text:p>J_w9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58:.N4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Arbeitsfläche</text:p>
          </table:table-cell>
          <table:table-cell office:value-type="string" calcext:value-type="string">
            <text:p>ausblend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59:.N459];[.$B$3]&amp;[.$B$6])" office:value-type="float" office:value="0" calcext:value-type="float">
            <text:p>0</text:p>
          </table:table-cell>
          <table:table-cell table:number-columns-repeated="6"/>
          <table:table-cell table:style-name="ce108"/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60:.N46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61:.N461];[.$B$3]&amp;[.$B$6])" office:value-type="float" office:value="0" calcext:value-type="float">
            <text:p>0</text:p>
          </table:table-cell>
          <table:table-cell/>
          <table:table-cell table:style-name="ce100" office:value-type="string" calcext:value-type="string">
            <text:p>PCSTEUERUNG</text:p>
          </table:table-cell>
          <table:table-cell table:style-name="ce100"/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462:.N46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 table:formula="of:=[.B6]" office:value-type="float" office:value="214" calcext:value-type="float">
            <text:p>214</text:p>
          </table:table-cell>
          <table:table-cell table:formula="of:=COUNTIF([.C463:.N4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88</text:p>
          </table:table-cell>
          <table:table-cell office:value-type="string" calcext:value-type="string">
            <text:p>J_w89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64:.N4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ildschirm</text:p>
          </table:table-cell>
          <table:table-cell office:value-type="string" calcext:value-type="string">
            <text:p>sperr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65:.N46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66:.N4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2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67:.N4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herunterfahr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68:.N46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69:.N4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70:.N4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71:.N47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72:.N4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73:.N4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slogg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74:.N47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75:.N4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76:.N4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77:.N47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78:.N4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79:.N4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herunterfahr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80:.N48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81:.N4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4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82:.N4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usschalt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83:.N48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84:.N4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19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85:.N4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86:.N48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87:.N4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5</text:p>
          </table:table-cell>
          <table:table-cell office:value-type="string" calcext:value-type="string">
            <text:p>J_w90</text:p>
          </table:table-cell>
          <table:table-cell office:value-type="string" calcext:value-type="string">
            <text:p>J_w91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88:.N4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Computer</text:p>
          </table:table-cell>
          <table:table-cell office:value-type="string" calcext:value-type="string">
            <text:p>neu</text:p>
          </table:table-cell>
          <table:table-cell office:value-type="string" calcext:value-type="string">
            <text:p>starten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89:.N48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90:.N49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91:.N491];[.$B$3]&amp;[.$B$6])" office:value-type="float" office:value="0" calcext:value-type="float">
            <text:p>0</text:p>
          </table:table-cell>
          <table:table-cell/>
          <table:table-cell table:style-name="ce100" office:value-type="string" calcext:value-type="string">
            <text:p>SPRACHERKENNUNG</text:p>
          </table:table-cell>
          <table:table-cell table:style-name="ce100"/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92:.N49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93:.N4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99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94:.N4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fortsetz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95:.N49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96:.N4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10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97:.N4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paus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98:.N49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499:.N4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Sp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0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00:.N5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pacherkennung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pausieren</text:p>
          </table:table-cell>
          <table:table-cell/>
          <table:table-cell table:style-name="ce102" office:value-type="string" calcext:value-type="string">
            <text:p>TODO</text:p>
          </table:table-cell>
          <table:table-cell table:style-name="ce107" office:value-type="string" calcext:value-type="string">
            <text:p><text:s/>Wort fehlt</text:p>
          </table:table-cell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01:.N50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02:.N5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0</text:p>
          </table:table-cell>
          <table:table-cell office:value-type="string" calcext:value-type="string">
            <text:p>J_w76</text:p>
          </table:table-cell>
          <table:table-cell office:value-type="string" calcext:value-type="string">
            <text:p>J_w14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03:.N5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wach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auf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04:.N50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05:.N5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42</text:p>
          </table:table-cell>
          <table:table-cell office:value-type="string" calcext:value-type="string">
            <text:p>J_w143</text:p>
          </table:table-cell>
          <table:table-cell office:value-type="string" calcext:value-type="string">
            <text:p>J_w100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06:.N5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ach</text:p>
          </table:table-cell>
          <table:table-cell office:value-type="string" calcext:value-type="string">
            <text:p>mal</text:p>
          </table:table-cell>
          <table:table-cell office:value-type="string" calcext:value-type="string">
            <text:p>paus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07:.N50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08:.N50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09:.N509];[.$B$3]&amp;[.$B$6])" office:value-type="float" office:value="0" calcext:value-type="float">
            <text:p>0</text:p>
          </table:table-cell>
          <table:table-cell/>
          <table:table-cell table:style-name="ce100" office:value-type="string" calcext:value-type="string">
            <text:p>JUKEBOX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10:.N51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11:.N5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12:.N5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13:.N51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14:.N5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15:.N5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16:.N51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17:.N51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18:.N5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19:.N51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20:.N52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21:.N52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22:.N52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23:.N5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24:.N5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25:.N52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26:.N5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27:.N5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28:.N52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29:.N5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2" office:value-type="string" calcext:value-type="string">
            <text:p>TODO</text:p>
          </table:table-cell>
          <table:table-cell table:style-name="ce107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30:.N5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31:.N53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32:.N5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33:.N5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34:.N53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35:.N5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36:.N5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37:.N53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38:.N5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39:.N5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40:.N54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41:.N5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42:.N5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43:.N54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44:.N5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45:.N5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46:.N54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47:.N5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48:.N5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49:.N54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50:.N5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51:.N5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52:.N55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53:.N5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54:.N5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55:.N55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56:.N5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57:.N5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58:.N55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59:.N5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0</text:p>
          </table:table-cell>
          <table:table-cell/>
          <table:table-cell table:style-name="ce102" office:value-type="string" calcext:value-type="string">
            <text:p>TODO</text:p>
          </table:table-cell>
          <table:table-cell table:style-name="ce107" office:value-type="string" calcext:value-type="string">
            <text:p><text:s/>Wort fehlt</text:p>
          </table:table-cell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60:.N5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61:.N56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62:.N5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63:.N5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64:.N56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65:.N5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66:.N5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67:.N56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68:.N5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12</text:p>
          </table:table-cell>
          <table:table-cell office:value-type="string" calcext:value-type="string">
            <text:p>J_w113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69:.N5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zum</text:p>
          </table:table-cell>
          <table:table-cell office:value-type="string" calcext:value-type="string">
            <text:p>relaxen</text:p>
          </table:table-cell>
          <table:table-cell table:number-columns-repeated="4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70:.N57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71:.N5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72:.N5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Chillout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73:.N57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74:.N5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75:.N5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Roc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76:.N57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77:.N5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78:.N5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Klassi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79:.N57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80:.N5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81:.N5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82:.N58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83:.N5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8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84:.N5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FolkRoc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85:.N58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86:.N5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0</text:p>
          </table:table-cell>
          <table:table-cell/>
          <table:table-cell table:style-name="ce102" office:value-type="string" calcext:value-type="string">
            <text:p>TODO</text:p>
          </table:table-cell>
          <table:table-cell table:style-name="ce107" office:value-type="string" calcext:value-type="string">
            <text:p><text:s/>Wort fehlt</text:p>
          </table:table-cell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87:.N5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edival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88:.N58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89:.N5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90:.N5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91:.N59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92:.N5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1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93:.N5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Gregoria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94:.N59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95:.N5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96:.N5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97:.N59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98:.N5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599:.N5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00:.N60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01:.N60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02:.N60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03:.N60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04:.N6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05:.N6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06:.N60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07:.N6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08:.N6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09:.N60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10:.N6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5</text:p>
          </table:table-cell>
          <table:table-cell office:value-type="string" calcext:value-type="string">
            <text:p>J_w109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11:.N6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12:.N61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13:.N6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/>
          <table:table-cell table:style-name="ce102" office:value-type="string" calcext:value-type="string">
            <text:p>TODO</text:p>
          </table:table-cell>
          <table:table-cell table:style-name="ce107" office:value-type="string" calcext:value-type="string">
            <text:p><text:s/>Wort fehlt</text:p>
          </table:table-cell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14:.N6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15:.N61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16:.N6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17:.N6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18:.N61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19:.N6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20:.N6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21:.N62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22:.N6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3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23:.N6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Chillout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24:.N62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25:.N6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5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26:.N6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Roc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27:.N62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28:.N6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29:.N6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sche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30:.N63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31:.N6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7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32:.N6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33:.N63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34:.N6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8</text:p>
          </table:table-cell>
          <table:table-cell office:value-type="string" calcext:value-type="string">
            <text:p>J_w172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35:.N6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FolkRock</text:p>
          </table:table-cell>
          <table:table-cell office:value-type="string" calcext:value-type="string">
            <text:p>zufällig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36:.N63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37:.N6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6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38:.N6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Klassik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39:.N63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40:.N64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0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/>
          <table:table-cell table:style-name="ce102" office:value-type="string" calcext:value-type="string">
            <text:p>TODO</text:p>
          </table:table-cell>
          <table:table-cell table:style-name="ce107" office:value-type="string" calcext:value-type="string">
            <text:p><text:s/>Wort fehlt</text:p>
          </table:table-cell>
          <table:table-cell table:number-columns-repeated="2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41:.N64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edival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42:.N64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43:.N6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9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44:.N6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p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45:.N64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46:.N6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1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72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47:.N6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Gregoria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zufällig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48:.N64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49:.N6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50:.N6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51:.N65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52:.N6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14</text:p>
          </table:table-cell>
          <table:table-cell office:value-type="string" calcext:value-type="string">
            <text:p>J_w10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53:.N6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etwas</text:p>
          </table:table-cell>
          <table:table-cell office:value-type="string" calcext:value-type="string">
            <text:p>Musik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54:.N65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55:.N6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56:.N6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57:.N65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58:.N6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4</text:p>
          </table:table-cell>
          <table:table-cell office:value-type="string" calcext:value-type="string">
            <text:p>J_w100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59:.N6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Musik</text:p>
          </table:table-cell>
          <table:table-cell office:value-type="string" calcext:value-type="string">
            <text:p>pause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60:.N66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61:.N6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5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62:.N6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nächst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63:.N66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64:.N6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02</text:p>
          </table:table-cell>
          <table:table-cell office:value-type="string" calcext:value-type="string">
            <text:p>J_w86</text:p>
          </table:table-cell>
          <table:table-cell office:value-type="string" calcext:value-type="string">
            <text:p>J_w173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65:.N6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spiele</text:p>
          </table:table-cell>
          <table:table-cell office:value-type="string" calcext:value-type="string">
            <text:p>vorheriges</text:p>
          </table:table-cell>
          <table:table-cell office:value-type="string" calcext:value-type="string">
            <text:p>Lied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66:.N66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67:.N66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68:.N66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669:.N66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 table:formula="of:=[.B6]" office:value-type="float" office:value="214" calcext:value-type="float">
            <text:p>214</text:p>
          </table:table-cell>
          <table:table-cell table:formula="of:=COUNTIF([.C670:.N67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71:.N671];[.$B$3]&amp;[.$B$6])" office:value-type="float" office:value="0" calcext:value-type="float">
            <text:p>0</text:p>
          </table:table-cell>
          <table:table-cell table:style-name="ce100" office:value-type="string" calcext:value-type="string">
            <text:p>KONSOLENSTEUERUNG</text:p>
          </table:table-cell>
          <table:table-cell table:style-name="ce100"/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72:.N672];[.$B$3]&amp;[.$B$6])" office:value-type="float" office:value="0" calcext:value-type="float">
            <text:p>0</text:p>
          </table:table-cell>
          <table:table-cell table:number-columns-repeated="8"/>
          <table:table-cell table:style-name="ce104"/>
          <table:table-cell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73:.N67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74:.N6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4</text:p>
          </table:table-cell>
          <table:table-cell office:value-type="string" calcext:value-type="string">
            <text:p>J_w125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75:.N6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r</text:p>
          </table:table-cell>
          <table:table-cell office:value-type="string" calcext:value-type="string">
            <text:p>Tab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76:.N67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77:.N6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76</text:p>
          </table:table-cell>
          <table:table-cell table:style-name="ce104" office:value-type="string" calcext:value-type="string">
            <text:p>J_w7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78:.N6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79:.N679];[.$B$3]&amp;[.$B$6])" office:value-type="float" office:value="0" calcext:value-type="float">
            <text:p>0</text:p>
          </table:table-cell>
          <table:table-cell table:number-columns-repeated="6"/>
          <table:table-cell table:style-name="ce104"/>
          <table:table-cell table:number-columns-repeated="3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80:.N6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27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81:.N6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anleg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82:.N68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83:.N68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office:value-type="string" calcext:value-type="string">
            <text:p>J_w8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84:.N68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Links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85:.N68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86:.N68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style-name="ce104" office:value-type="string" calcext:value-type="string">
            <text:p>J_w81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87:.N68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office:value-type="string" calcext:value-type="string">
            <text:p>Rechts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88:.N68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89:.N68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9</text:p>
          </table:table-cell>
          <table:table-cell office:value-type="string" calcext:value-type="string">
            <text:p>J_w76</text:p>
          </table:table-cell>
          <table:table-cell table:style-name="ce104" office:value-type="string" calcext:value-type="string">
            <text:p>J_w7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90:.N69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Konsole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91:.N69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92:.N69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93:.N69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94:.N69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95:.N69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96:.N69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97:.N69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98:.N69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6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699:.N69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esezeichen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00:.N70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01:.N70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02:.N702];[.$B$3]&amp;[.$B$6])" office:value-type="float" office:value="0" calcext:value-type="float">
            <text:p>0</text:p>
          </table:table-cell>
          <table:table-cell table:style-name="ce100" office:value-type="string" calcext:value-type="string">
            <text:p>Übersetzungen</text:p>
          </table:table-cell>
          <table:table-cell table:style-name="ce100"/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03:.N70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04:.N70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05:.N70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English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06:.N70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07:.N70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08:.N70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Französisch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09:.N70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10:.N71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6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11:.N71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Spanisch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12:.N71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13:.N71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14:.N71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Italienisch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15:.N71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16:.N71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8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17:.N71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Chinesisch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18:.N71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19:.N71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33</text:p>
          </table:table-cell>
          <table:table-cell office:value-type="string" calcext:value-type="string">
            <text:p>J_w139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20:.N72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ung</text:p>
          </table:table-cell>
          <table:table-cell office:value-type="string" calcext:value-type="string">
            <text:p>Russisch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21:.N72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22:.N72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6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23:.N72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Englisch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24:.N72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25:.N72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7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26:.N72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Französisch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27:.N72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28:.N72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8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29:.N72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Russisch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30:.N73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31:.N73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69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32:.N73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Chinesisch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33:.N73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34:.N73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0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35:.N73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Spanisch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36:.N73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37:.N73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64</text:p>
          </table:table-cell>
          <table:table-cell office:value-type="string" calcext:value-type="string">
            <text:p>J_w165</text:p>
          </table:table-cell>
          <table:table-cell office:value-type="string" calcext:value-type="string">
            <text:p>J_w17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38:.N73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übersetze</text:p>
          </table:table-cell>
          <table:table-cell office:value-type="string" calcext:value-type="string">
            <text:p>ins</text:p>
          </table:table-cell>
          <table:table-cell office:value-type="string" calcext:value-type="string">
            <text:p>Italienische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39:.N73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40:.N74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41:.N741];[.$B$3]&amp;[.$B$6])" office:value-type="float" office:value="0" calcext:value-type="float">
            <text:p>0</text:p>
          </table:table-cell>
          <table:table-cell table:style-name="ce100" office:value-type="string" calcext:value-type="string">
            <text:p>Thunderbirdsteuerung</text:p>
          </table:table-cell>
          <table:table-cell table:style-name="ce100"/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42:.N74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43:.N74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7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44:.N74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Thunderbird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45:.N74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46:.N74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47:.N74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48:.N74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49:.N74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50:.N75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51:.N75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52:.N75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45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53:.N75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weiterleit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54:.N75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55:.N75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7</text:p>
          </table:table-cell>
          <table:table-cell office:value-type="string" calcext:value-type="string">
            <text:p>J_w79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56:.N75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pfänger</text:p>
          </table:table-cell>
          <table:table-cell office:value-type="string" calcext:value-type="string">
            <text:p>Auswähl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57:.N75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58:.N75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59:.N75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60:.N76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61:.N76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8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62:.N76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eu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63:.N76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64:.N76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65:.N76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diktier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66:.N76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67:.N76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151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68:.N76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einfüg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69:.N76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70:.N77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2</text:p>
          </table:table-cell>
          <table:table-cell office:value-type="string" calcext:value-type="string">
            <text:p>J_w153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71:.N77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Diktat</text:p>
          </table:table-cell>
          <table:table-cell office:value-type="string" calcext:value-type="string">
            <text:p>End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72:.N77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73:.N77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74:.N77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75:.N77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76:.N77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70</text:p>
          </table:table-cell>
          <table:table-cell office:value-type="string" calcext:value-type="string">
            <text:p>J_w76</text:p>
          </table:table-cell>
          <table:table-cell table:style-name="ce104" office:value-type="string" calcext:value-type="string">
            <text:p>J_w7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77:.N77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hunderbird</text:p>
          </table:table-cell>
          <table:table-cell office:value-type="string" calcext:value-type="string">
            <text:p>jetzt</text:p>
          </table:table-cell>
          <table:table-cell office:value-type="string" calcext:value-type="string">
            <text:p>schließ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78:.N77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79:.N77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4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80:.N78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vorles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81:.N78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82:.N78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83:.N78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84:.N78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85:.N78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5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86:.N78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beantwort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87:.N78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88:.N78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89:.N78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90:.N79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91:.N79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92:.N79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93:.N79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94:.N79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6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95:.N79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Mail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96:.N79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97:.N79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144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98:.N79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Email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799:.N79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00:.N80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01:.N80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02:.N80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03:.N80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04:.N80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05:.N80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06:.N80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59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07:.N80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abruf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08:.N80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09:.N80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0</text:p>
          </table:table-cell>
          <table:table-cell office:value-type="string" calcext:value-type="string">
            <text:p>J_w161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10:.N81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Fokus</text:p>
          </table:table-cell>
          <table:table-cell office:value-type="string" calcext:value-type="string">
            <text:p>wechsel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11:.N81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12:.N81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13:.N81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14:.N81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15:.N81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9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16:.N81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ext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17:.N81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18:.N81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19:.N81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20:.N82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21:.N82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4</text:p>
          </table:table-cell>
          <table:table-cell office:value-type="string" calcext:value-type="string">
            <text:p>J_w16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22:.N82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send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23:.N82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24:.N82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25:.N82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26:.N82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27:.N82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63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28:.N82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Adress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29:.N82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30:.N83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31:.N83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 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32:.N83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33:.N83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46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34:.N83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35:.N83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836:.N83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 table:formula="of:=[.B6]" office:value-type="float" office:value="214" calcext:value-type="float">
            <text:p>214</text:p>
          </table:table-cell>
          <table:table-cell table:formula="of:=COUNTIF([.C837:.N837];[.$B$3]&amp;[.$B$6])" office:value-type="float" office:value="0" calcext:value-type="float">
            <text:p>0</text:p>
          </table:table-cell>
          <table:table-cell table:style-name="ce101" office:value-type="string" calcext:value-type="string">
            <text:p>Calibre Steuerung</text:p>
          </table:table-cell>
          <table:table-cell table:style-name="ce101"/>
          <table:table-cell table:style-name="ce106"/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38:.N83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39:.N83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3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40:.N84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öffn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41:.N84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42:.N84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table:style-name="ce104" office:value-type="string" calcext:value-type="string">
            <text:p>J_w77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43:.N84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schließ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44:.N84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45:.N84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8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46:.N84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nter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47:.N84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48:.N84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2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49:.N84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auf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50:.N85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51:.N85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3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52:.N85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unter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53:.N85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54:.N85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55:.N85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56:.N85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57:.N85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58:.N85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59:.N85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60:.N86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61:.N86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62:.N86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63:.N86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95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64:.N86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wanzig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65:.N86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66:.N86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67:.N86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auf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68:.N86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69:.N86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2</text:p>
          </table:table-cell>
          <table:table-cell office:value-type="string" calcext:value-type="string">
            <text:p>J_w83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70:.N87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eite</text:p>
          </table:table-cell>
          <table:table-cell office:value-type="string" calcext:value-type="string">
            <text:p>Runter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71:.N87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72:.N87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80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73:.N87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Links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74:.N87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75:.N87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table:style-name="ce104" office:value-type="string" calcext:value-type="string">
            <text:p>J_w81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76:.N87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Rechts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77:.N87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78:.N87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3</text:p>
          </table:table-cell>
          <table:table-cell office:value-type="string" calcext:value-type="string">
            <text:p>J_w204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79:.N87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Gitter </text:p>
          </table:table-cell>
          <table:table-cell office:value-type="string" calcext:value-type="string">
            <text:p>Ansicht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80:.N88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81:.N88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5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82:.N88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Coverbrowser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83:.N88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84:.N88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206</text:p>
          </table:table-cell>
          <table:table-cell office:value-type="string" calcext:value-type="string">
            <text:p>J_w20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85:.N88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weiter</text:p>
          </table:table-cell>
          <table:table-cell office:value-type="string" calcext:value-type="string">
            <text:p>les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86:.N88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87:.N88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74</text:p>
          </table:table-cell>
          <table:table-cell office:value-type="string" calcext:value-type="string">
            <text:p>J_w158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88:.N88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</text:p>
          </table:table-cell>
          <table:table-cell office:value-type="string" calcext:value-type="string">
            <text:p>lösche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89:.N88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90:.N89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8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91:.N89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Buchdetails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92:.N89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93:.N89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5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94:.N89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Tab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95:.N89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96:.N89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29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97:.N89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Escape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98:.N89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899:.N89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09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00:.N90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llbild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01:.N90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02:.N90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1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03:.N90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größer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04:.N90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05:.N90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210</text:p>
          </table:table-cell>
          <table:table-cell office:value-type="string" calcext:value-type="string">
            <text:p>J_w21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06:.N90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chrift</text:p>
          </table:table-cell>
          <table:table-cell office:value-type="string" calcext:value-type="string">
            <text:p>kleiner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07:.N90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08:.N90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6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09:.N90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Vorherig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10:.N91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11:.N91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157</text:p>
          </table:table-cell>
          <table:table-cell office:value-type="string" calcext:value-type="string">
            <text:p>J_w20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12:.N91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Nächste</text:p>
          </table:table-cell>
          <table:table-cell office:value-type="string" calcext:value-type="string">
            <text:p>Seit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13:.N91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14:.N91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66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15:.N91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Calibre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16:.N91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17:.N917];[.$B$3]&amp;[.$B$6])" office:value-type="float" office:value="1" calcext:value-type="float">
            <text:p>1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w64</text:p>
          </table:table-cell>
          <table:table-cell office:value-type="string" calcext:value-type="string">
            <text:p>J_w213</text:p>
          </table:table-cell>
          <table:table-cell office:value-type="string" calcext:value-type="string">
            <text:p>J_w21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18:.N91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zeige</text:p>
          </table:table-cell>
          <table:table-cell office:value-type="string" calcext:value-type="string">
            <text:p>Ebook</text:p>
          </table:table-cell>
          <table:table-cell office:value-type="string" calcext:value-type="string">
            <text:p>Betrachter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19:.N91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20:.N92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21:.N921];[.$B$3]&amp;[.$B$6])" office:value-type="float" office:value="0" calcext:value-type="float">
            <text:p>0</text:p>
          </table:table-cell>
          <table:table-cell table:style-name="ce100" office:value-type="string" calcext:value-type="string">
            <text:p>Textmacros</text:p>
          </table:table-cell>
          <table:table-cell table:number-columns-repeated="9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22:.N92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23:.N92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24:.N92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25:.N92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26:.N92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27:.N92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28:.N92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29:.N92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30:.N93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31:.N93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32:.N93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33:.N93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34:.N93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35:.N93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36:.N93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37:.N93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38:.N93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39:.N93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40:.N94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41:.N94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42:.N94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43:.N94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44:.N94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45:.N94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46:.N94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47:.N94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48:.N94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49:.N94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50:.N95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51:.N95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table:number-columns-repeated="6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52:.N95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53:.N953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6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54:.N954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ein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55:.N95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56:.N956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77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57:.N957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w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58:.N95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59:.N959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60:.N960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drei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61:.N96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62:.N962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5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63:.N963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vier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64:.N96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65:.N965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0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66:.N966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fünf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67:.N96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 J_w</text:p>
          </table:table-cell>
          <table:table-cell table:formula="of:=COUNTIF([.C968:.N968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1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 table:style-name="ce99" table:formula="of:=[.B6]" office:value-type="float" office:value="214" calcext:value-type="float">
            <text:p>214</text:p>
          </table:table-cell>
          <table:table-cell table:formula="of:=COUNTIF([.C969:.N969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echs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70:.N97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71:.N971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2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72:.N972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siebe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73:.N97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74:.N974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3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75:.N975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acht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76:.N97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77:.N977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4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78:.N978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neu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79:.N97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80:.N980];[.$B$3]&amp;[.$B$6])" office:value-type="float" office:value="0" calcext:value-type="float">
            <text:p>0</text:p>
          </table:table-cell>
          <table:table-cell office:value-type="string" calcext:value-type="string">
            <text:p>Gramatik</text:p>
          </table:table-cell>
          <table:table-cell office:value-type="string" calcext:value-type="string">
            <text:p>J_Tr</text:p>
          </table:table-cell>
          <table:table-cell office:value-type="string" calcext:value-type="string">
            <text:p>J_w175</text:p>
          </table:table-cell>
          <table:table-cell office:value-type="string" calcext:value-type="string">
            <text:p>J_w185</text:p>
          </table:table-cell>
          <table:table-cell office:value-type="string" calcext:value-type="string">
            <text:p>J_w151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81:.N981];[.$B$3]&amp;[.$B$6])" office:value-type="float" office:value="0" calcext:value-type="float">
            <text:p>0</text:p>
          </table:table-cell>
          <table:table-cell office:value-type="string" calcext:value-type="string">
            <text:p>Steuersatz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Textbaustein</text:p>
          </table:table-cell>
          <table:table-cell office:value-type="string" calcext:value-type="string">
            <text:p>zehn</text:p>
          </table:table-cell>
          <table:table-cell office:value-type="string" calcext:value-type="string">
            <text:p>einfügen</text:p>
          </table:table-cell>
          <table:table-cell table:number-columns-repeated="5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82:.N98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83:.N98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84:.N984];[.$B$3]&amp;[.$B$6])" office:value-type="float" office:value="0" calcext:value-type="float">
            <text:p>0</text:p>
          </table:table-cell>
          <table:table-cell table:style-name="ce102" office:value-type="string" calcext:value-type="string">
            <text:p>Serienjunkie</text:p>
          </table:table-cell>
          <table:table-cell table:number-columns-repeated="9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85:.N98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J_w178</text:p>
          </table:table-cell>
          <table:table-cell office:value-type="string" calcext:value-type="string">
            <text:p>J_w186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86:.N986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Episode</text:p>
          </table:table-cell>
          <table:table-cell office:value-type="string" calcext:value-type="string">
            <text:p>elf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87:.N98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88:.N988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J_w179</text:p>
          </table:table-cell>
          <table:table-cell office:value-type="string" calcext:value-type="string">
            <text:p>J_w187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89:.N98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taffel</text:p>
          </table:table-cell>
          <table:table-cell office:value-type="string" calcext:value-type="string">
            <text:p>zwölf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90:.N99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91:.N991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88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92:.N992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reizeh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93:.N99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94:.N994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89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95:.N995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ierzeh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96:.N99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97:.N997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0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98:.N998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ünfzeh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999:.N99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00:.N1000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1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01:.N1001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chzeh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02:.N100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03:.N1003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2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04:.N1004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iebzeh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05:.N100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06:.N1006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3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07:.N1007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chtzeh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08:.N100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09:.N1009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4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10:.N1010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eunzehn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11:.N101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12:.N1012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5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13:.N1013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wanzig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14:.N101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15:.N1015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6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16:.N1016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inundzwanzig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17:.N101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18:.N1018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7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19:.N1019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zweiundzwanzig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20:.N102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21:.N1021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8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22:.N1022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reiundzwanzig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23:.N102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24:.N1024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J_w199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25:.N1025];[.$B$3]&amp;[.$B$6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ierundzwanzig</text:p>
          </table:table-cell>
          <table:table-cell table:number-columns-repeated="7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26:.N102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27:.N102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28:.N102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29:.N102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30:.N103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31:.N103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32:.N103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33:.N103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34:.N103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35:.N103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36:.N103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37:.N103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38:.N103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39:.N103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40:.N104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41:.N104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42:.N104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43:.N104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44:.N104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45:.N104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46:.N104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47:.N104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48:.N104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49:.N104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50:.N105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51:.N105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52:.N105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53:.N105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54:.N105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55:.N105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56:.N105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57:.N105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58:.N105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59:.N105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60:.N106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61:.N106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62:.N106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63:.N106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64:.N106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65:.N106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66:.N106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67:.N106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68:.N106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69:.N106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70:.N107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71:.N107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72:.N107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73:.N107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74:.N107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75:.N107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76:.N107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77:.N107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78:.N107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79:.N107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80:.N108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81:.N108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82:.N108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83:.N108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84:.N108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85:.N108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86:.N108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87:.N108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88:.N108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89:.N108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90:.N109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91:.N109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92:.N109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93:.N109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94:.N109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95:.N109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96:.N109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97:.N109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98:.N109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099:.N109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00:.N110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01:.N110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02:.N110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03:.N110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04:.N110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05:.N110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06:.N110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07:.N110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08:.N110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09:.N110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10:.N111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11:.N111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12:.N111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13:.N111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14:.N111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15:.N111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16:.N111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17:.N111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18:.N111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19:.N111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20:.N112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21:.N112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22:.N112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23:.N112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24:.N112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25:.N112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26:.N112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27:.N112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28:.N112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29:.N112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30:.N113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31:.N113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32:.N113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33:.N113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34:.N113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35:.N113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36:.N113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37:.N113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38:.N113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39:.N113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40:.N114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41:.N114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42:.N114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43:.N114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44:.N114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45:.N114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46:.N114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47:.N114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48:.N114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49:.N114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50:.N115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51:.N115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52:.N115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53:.N115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54:.N115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55:.N115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56:.N115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57:.N115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58:.N115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59:.N115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60:.N116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61:.N116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62:.N116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63:.N116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64:.N116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65:.N116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66:.N116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67:.N116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68:.N116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69:.N116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70:.N117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71:.N117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72:.N117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73:.N117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74:.N117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75:.N117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76:.N117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77:.N117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78:.N117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79:.N117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80:.N118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81:.N118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82:.N118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83:.N118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84:.N118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85:.N118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86:.N118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87:.N118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88:.N118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89:.N118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90:.N119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91:.N119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92:.N119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93:.N119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94:.N119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95:.N119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96:.N119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97:.N119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98:.N119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199:.N119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00:.N120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01:.N120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02:.N120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03:.N120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04:.N120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05:.N120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06:.N120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07:.N120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08:.N120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09:.N120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10:.N121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11:.N121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12:.N121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13:.N121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14:.N121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15:.N121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16:.N121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17:.N121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18:.N121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19:.N121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20:.N122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21:.N122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22:.N122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23:.N122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24:.N122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25:.N122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26:.N122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27:.N122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28:.N122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29:.N122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30:.N123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31:.N123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32:.N123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33:.N123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34:.N123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35:.N123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36:.N123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37:.N123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38:.N123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39:.N123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40:.N124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41:.N124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42:.N124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43:.N124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44:.N124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45:.N124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46:.N124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47:.N124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48:.N124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49:.N124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50:.N125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51:.N125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52:.N125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53:.N125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54:.N125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55:.N125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56:.N125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57:.N125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58:.N125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59:.N125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60:.N126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61:.N126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62:.N126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63:.N126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64:.N126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65:.N126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66:.N126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67:.N126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68:.N126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69:.N126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70:.N127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71:.N127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72:.N127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73:.N127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74:.N127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75:.N127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76:.N127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77:.N127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78:.N127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79:.N127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80:.N128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81:.N128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82:.N128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83:.N128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84:.N128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85:.N128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86:.N128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87:.N128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88:.N128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89:.N128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90:.N129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91:.N129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92:.N129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93:.N129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94:.N129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95:.N129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96:.N129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97:.N129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98:.N129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299:.N129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00:.N130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01:.N130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02:.N130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03:.N130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04:.N130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05:.N130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06:.N130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07:.N130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08:.N130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09:.N130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10:.N131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11:.N131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12:.N131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13:.N131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14:.N131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15:.N1315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16:.N131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17:.N1317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18:.N131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19:.N1319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20:.N132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21:.N1321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22:.N132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23:.N1323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24:.N132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25:.N132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INTERNETSUCHE Reisen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26:.N132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27:.N132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DB etc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28:.N132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29:.N132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Nachrichten <text:s/>schlagzeilen vorlesen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30:.N133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31:.N133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Science Nachrichten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32:.N133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33:.N133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ecker stellen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34:.N133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35:.N133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odo → Audio Aufzeichnung!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36:.N1336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37:.N1337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Möglichkeit Audio Aufzeichung zu machen als Memo und zum verschicken (email)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38:.N1338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39:.N1339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xtbausteine einbauen/aufrufen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40:.N1340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41:.N1341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Abkürzungsverzeichnis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42:.N1342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43:.N1343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Termine Heute → google cal abfrage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44:.N1344];[.$B$3]&amp;[.$B$6])" office:value-type="float" office:value="0" calcext:value-type="float">
            <text:p>0</text:p>
          </table:table-cell>
          <table:table-cell table:number-columns-repeated="10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45:.N1345];[.$B$3]&amp;[.$B$6])" office:value-type="float" office:value="0" calcext:value-type="float">
            <text:p>0</text:p>
          </table:table-cell>
          <table:table-cell/>
          <table:table-cell office:value-type="string" calcext:value-type="string">
            <text:p>Was möchte man nach dem Aufstehen vor dem Arbeiten alles wissen ?</text:p>
          </table:table-cell>
          <table:table-cell table:number-columns-repeated="8"/>
          <table:table-cell table:style-name="ce103" table:number-columns-repeated="2"/>
          <table:table-cell table:number-columns-repeated="7"/>
        </table:table-row>
        <table:table-row table:style-name="ro1">
          <table:table-cell/>
          <table:table-cell table:formula="of:=COUNTIF([.C1346:.N1346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47:.N1347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48:.N1348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49:.N1349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50:.N1350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51:.N1351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52:.N1352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53:.N1353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54:.N1354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55:.N1355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56:.N1356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57:.N1357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58:.N1358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59:.N1359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60:.N1360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61:.N1361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62:.N1362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63:.N1363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>
          <table:table-cell/>
          <table:table-cell table:formula="of:=COUNTIF([.C1364:.N1364];[.$B$3]&amp;[.$B$6])" office:value-type="float" office:value="0" calcext:value-type="float">
            <text:p>0</text:p>
          </table:table-cell>
          <table:table-cell table:style-name="ce103" table:number-columns-repeated="12"/>
          <table:table-cell table:number-columns-repeated="7"/>
        </table:table-row>
        <table:table-row table:style-name="ro1" table:number-rows-repeated="1047211">
          <table:table-cell table:number-columns-repeated="21"/>
        </table:table-row>
        <table:table-row table:style-name="ro1">
          <table:table-cell table:number-columns-repeated="21"/>
        </table:table-row>
        <calcext:conditional-formats>
          <calcext:conditional-format calcext:target-range-address="Original.M11:Original.N47">
            <calcext:condition calcext:apply-style-name="cfContainsMax" calcext:value="formula-is([.M11]=[.$B$3]&amp;[.$B$6])" calcext:base-cell-address="Original.M11"/>
            <calcext:condition calcext:apply-style-name="cfPointToMax" calcext:value="formula-is(OR([.M$10]&gt;0;[.$B11]&gt;0))" calcext:base-cell-address="Original.M11"/>
          </calcext:conditional-format>
        </calcext:conditional-formats>
      </table:table>
      <table:table table:name="FeatureMatrix" table:style-name="ta1">
        <table:table-column table:style-name="co1" table:default-cell-style-name="Default"/>
        <table:table-column table:style-name="co1" table:default-cell-style-name="ce32"/>
        <table:table-column table:style-name="co1" table:default-cell-style-name="ce42"/>
        <table:table-column table:style-name="co1" table:number-columns-repeated="3" table:default-cell-style-name="ce32"/>
        <table:table-column table:style-name="co1" table:default-cell-style-name="ce52"/>
        <table:table-column table:style-name="co1" table:default-cell-style-name="ce32"/>
        <table:table-column table:style-name="co1" table:default-cell-style-name="ce64"/>
        <table:table-column table:style-name="co1" table:default-cell-style-name="ce32"/>
        <table:table-column table:style-name="co1" table:default-cell-style-name="ce70"/>
        <table:table-column table:style-name="co1" table:default-cell-style-name="ce32"/>
        <table:table-column table:style-name="co1" table:default-cell-style-name="ce77"/>
        <table:table-column table:style-name="co1" table:default-cell-style-name="ce32"/>
        <table:table-column table:style-name="co1" table:default-cell-style-name="ce80"/>
        <table:table-row table:style-name="ro1">
          <table:table-cell/>
          <table:table-cell table:style-name="Default" table:number-columns-repeated="14"/>
        </table:table-row>
        <table:table-row table:style-name="ro1">
          <table:table-cell/>
          <table:table-cell table:style-name="Default" table:number-columns-repeated="3"/>
          <table:table-cell table:style-name="ce45" office:value-type="string" calcext:value-type="string">
            <text:p>DEPRECHED!!!!!!!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ce33" office:value-type="string" calcext:value-type="string">
            <text:p>Kategorie</text:p>
          </table:table-cell>
          <table:table-cell table:style-name="ce44"/>
          <table:table-cell table:style-name="ce33" office:value-type="string" calcext:value-type="string">
            <text:p>Aufgabe/Ziel</text:p>
          </table:table-cell>
          <table:table-cell table:style-name="ce33"/>
          <table:table-cell table:style-name="ce47" office:value-type="string" calcext:value-type="string">
            <text:p>Wörter im Modell vorhanden</text:p>
          </table:table-cell>
          <table:table-cell table:style-name="ce33"/>
          <table:table-cell table:style-name="ce47" office:value-type="string" calcext:value-type="string">
            <text:p>Scripte geschrieben</text:p>
          </table:table-cell>
          <table:table-cell table:style-name="ce44"/>
          <table:table-cell table:style-name="ce47" office:value-type="string" calcext:value-type="string">
            <text:p>Simon Szenario geschrieben</text:p>
          </table:table-cell>
          <table:table-cell table:style-name="ce44"/>
          <table:table-cell table:style-name="ce47" office:value-type="string" calcext:value-type="string">
            <text:p>Getestet PC</text:p>
          </table:table-cell>
          <table:table-cell table:style-name="ce33"/>
          <table:table-cell table:style-name="ce47" office:value-type="string" calcext:value-type="string">
            <text:p>Getestet RasPi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4">
          <table:table-cell table:number-columns-repeated="2"/>
          <table:table-cell table:style-name="ce34" office:value-type="string" calcext:value-type="string">
            <text:p>Gerät</text:p>
          </table:table-cell>
          <table:table-cell/>
          <table:table-cell table:style-name="ce46" office:value-type="string" calcext:value-type="string">
            <text:p>Lichter an/aus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6" office:value-type="string" calcext:value-type="string">
            <text:p>nein</text:p>
          </table:table-cell>
          <table:table-cell table:style-name="ce57"/>
          <table:table-cell table:style-name="ce66" office:value-type="string" calcext:value-type="string">
            <text:p>nein</text:p>
          </table:table-cell>
          <table:table-cell table:style-name="ce55"/>
          <table:table-cell table:style-name="ce73" office:value-type="string" calcext:value-type="string">
            <text:p>nein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35"/>
          <table:table-cell/>
          <table:table-cell table:style-name="ce46" office:value-type="string" calcext:value-type="string">
            <text:p>Radio an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6" office:value-type="string" calcext:value-type="string">
            <text:p>nein</text:p>
          </table:table-cell>
          <table:table-cell table:style-name="ce55"/>
          <table:table-cell table:style-name="ce66" office:value-type="string" calcext:value-type="string">
            <text:p>nein</text:p>
          </table:table-cell>
          <table:table-cell table:style-name="ce55"/>
          <table:table-cell table:style-name="ce73" office:value-type="string" calcext:value-type="string">
            <text:p>nein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6"/>
          <table:table-cell/>
          <table:table-cell table:style-name="ce46" office:value-type="string" calcext:value-type="string">
            <text:p>Toaster an/aus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6" office:value-type="string" calcext:value-type="string">
            <text:p>nein</text:p>
          </table:table-cell>
          <table:table-cell table:style-name="ce55"/>
          <table:table-cell table:style-name="ce66" office:value-type="string" calcext:value-type="string">
            <text:p>nein</text:p>
          </table:table-cell>
          <table:table-cell table:style-name="ce55"/>
          <table:table-cell table:style-name="ce73" office:value-type="string" calcext:value-type="string">
            <text:p>nein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6"/>
          <table:table-cell/>
          <table:table-cell table:style-name="ce46" office:value-type="string" calcext:value-type="string">
            <text:p>Kaffeemaschine an/aus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6" office:value-type="string" calcext:value-type="string">
            <text:p>nein</text:p>
          </table:table-cell>
          <table:table-cell table:style-name="ce55"/>
          <table:table-cell table:style-name="ce66" office:value-type="string" calcext:value-type="string">
            <text:p>nein</text:p>
          </table:table-cell>
          <table:table-cell table:style-name="ce55"/>
          <table:table-cell table:style-name="ce73" office:value-type="string" calcext:value-type="string">
            <text:p>nein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6"/>
          <table:table-cell/>
          <table:table-cell table:style-name="ce46" office:value-type="string" calcext:value-type="string">
            <text:p>Wasserkocher an/aus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6" office:value-type="string" calcext:value-type="string">
            <text:p>nein</text:p>
          </table:table-cell>
          <table:table-cell table:style-name="ce55"/>
          <table:table-cell table:style-name="ce66" office:value-type="string" calcext:value-type="string">
            <text:p>nein</text:p>
          </table:table-cell>
          <table:table-cell table:style-name="ce55"/>
          <table:table-cell table:style-name="ce73" office:value-type="string" calcext:value-type="string">
            <text:p>nein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6"/>
          <table:table-cell/>
          <table:table-cell table:style-name="ce46" office:value-type="string" calcext:value-type="string">
            <text:p>Eierkocher an/aus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6" office:value-type="string" calcext:value-type="string">
            <text:p>nein</text:p>
          </table:table-cell>
          <table:table-cell table:style-name="ce55"/>
          <table:table-cell table:style-name="ce66" office:value-type="string" calcext:value-type="string">
            <text:p>nein</text:p>
          </table:table-cell>
          <table:table-cell table:style-name="ce55"/>
          <table:table-cell table:style-name="ce73" office:value-type="string" calcext:value-type="string">
            <text:p>nein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6"/>
          <table:table-cell/>
          <table:table-cell table:style-name="ce46" office:value-type="string" calcext:value-type="string">
            <text:p>Fernseher an/aus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7" office:value-type="string" calcext:value-type="string">
            <text:p>nein</text:p>
          </table:table-cell>
          <table:table-cell table:style-name="ce55"/>
          <table:table-cell table:style-name="ce66" office:value-type="string" calcext:value-type="string">
            <text:p>nein</text:p>
          </table:table-cell>
          <table:table-cell table:style-name="ce55"/>
          <table:table-cell table:style-name="ce73" office:value-type="string" calcext:value-type="string">
            <text:p>nein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36"/>
          <table:table-cell/>
          <table:table-cell table:style-name="ce46" office:value-type="string" calcext:value-type="string">
            <text:p>PC herunterfahren/neu starten etc</text:p>
          </table:table-cell>
          <table:table-cell/>
          <table:table-cell table:style-name="ce48" office:value-type="string" calcext:value-type="string">
            <text:p>ja</text:p>
          </table:table-cell>
          <table:table-cell table:style-name="ce55"/>
          <table:table-cell table:style-name="ce58" office:value-type="string" calcext:value-type="string">
            <text:p>ja</text:p>
          </table:table-cell>
          <table:table-cell table:style-name="ce55"/>
          <table:table-cell table:style-name="ce67" office:value-type="string" calcext:value-type="string">
            <text:p>ja</text:p>
          </table:table-cell>
          <table:table-cell table:style-name="ce55"/>
          <table:table-cell table:style-name="ce74" office:value-type="string" calcext:value-type="string">
            <text:p>ja</text:p>
          </table:table-cell>
          <table:table-cell table:style-name="ce55"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 table:number-columns-repeated="2"/>
        </table:table-row>
        <table:table-row table:style-name="ro5">
          <table:table-cell table:number-columns-repeated="2"/>
          <table:table-cell table:style-name="ce37" office:value-type="string" calcext:value-type="string">
            <text:p>Sprache</text:p>
          </table:table-cell>
          <table:table-cell/>
          <table:table-cell table:style-name="ce46" office:value-type="string" calcext:value-type="string">
            <text:p>Wort übersetzten</text:p>
          </table:table-cell>
          <table:table-cell/>
          <table:table-cell table:style-name="ce49" office:value-type="string" calcext:value-type="string">
            <text:p>ja</text:p>
          </table:table-cell>
          <table:table-cell table:style-name="ce49"/>
          <table:table-cell table:style-name="ce49" office:value-type="string" calcext:value-type="string">
            <text:p>ja</text:p>
          </table:table-cell>
          <table:table-cell table:style-name="ce49"/>
          <table:table-cell table:style-name="ce49" office:value-type="string" calcext:value-type="string">
            <text:p>ja</text:p>
          </table:table-cell>
          <table:table-cell table:style-name="ce49"/>
          <table:table-cell table:style-name="ce49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38"/>
          <table:table-cell/>
          <table:table-cell office:value-type="string" calcext:value-type="string">
            <text:p>Wort definieren las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59" office:value-type="string" calcext:value-type="string">
            <text:p>nein</text:p>
          </table:table-cell>
          <table:table-cell/>
          <table:table-cell table:style-name="ce68" office:value-type="string" calcext:value-type="string">
            <text:p>nein</text:p>
          </table:table-cell>
          <table:table-cell/>
          <table:table-cell table:style-name="ce75" office:value-type="string" calcext:value-type="string">
            <text:p>nein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6" office:value-type="string" calcext:value-type="string">
            <text:p>Dikatat verfass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0" office:value-type="string" calcext:value-type="string">
            <text:p>ja</text:p>
          </table:table-cell>
          <table:table-cell table:style-name="ce60"/>
          <table:table-cell table:style-name="ce60" office:value-type="string" calcext:value-type="string">
            <text:p>ja</text:p>
          </table:table-cell>
          <table:table-cell table:style-name="ce60"/>
          <table:table-cell table:style-name="ce60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38"/>
          <table:table-cell/>
          <table:table-cell table:style-name="ce46" office:value-type="string" calcext:value-type="string">
            <text:p>Zitate ausgeben</text:p>
          </table:table-cell>
          <table:table-cell/>
          <table:table-cell table:style-name="ce49" office:value-type="string" calcext:value-type="string">
            <text:p>ja</text:p>
          </table:table-cell>
          <table:table-cell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 table:style-name="ce61"/>
          <table:table-cell table:style-name="ce61" office:value-type="string" calcext:value-type="string">
            <text:p>ja</text:p>
          </table:table-cell>
          <table:table-cell/>
          <table:table-cell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7">
          <table:table-cell table:number-columns-repeated="2"/>
          <table:table-cell table:style-name="ce39" office:value-type="string" calcext:value-type="string">
            <text:p>Information</text:p>
          </table:table-cell>
          <table:table-cell/>
          <table:table-cell table:style-name="ce46" office:value-type="string" calcext:value-type="string">
            <text:p>Wetter vorles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 table:style-name="ce62"/>
          <table:table-cell table:style-name="ce62" office:value-type="string" calcext:value-type="string">
            <text:p>ja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6" office:value-type="string" calcext:value-type="string">
            <text:p>Uhrzeit vorles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8">
          <table:table-cell table:number-columns-repeated="2"/>
          <table:table-cell table:style-name="ce40"/>
          <table:table-cell/>
          <table:table-cell table:style-name="ce46" office:value-type="string" calcext:value-type="string">
            <text:p>ZeitungHeadlines vorgeles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5">
          <table:table-cell table:number-columns-repeated="2"/>
          <table:table-cell table:style-name="ce40"/>
          <table:table-cell/>
          <table:table-cell table:style-name="ce46" office:value-type="string" calcext:value-type="string">
            <text:p>Sportergebnisse vorles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6" office:value-type="string" calcext:value-type="string">
            <text:p>Staumeldungen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4">
          <table:table-cell table:number-columns-repeated="2"/>
          <table:table-cell table:style-name="ce40"/>
          <table:table-cell/>
          <table:table-cell table:style-name="ce46" office:value-type="string" calcext:value-type="string">
            <text:p>Aktienkurse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6">
          <table:table-cell table:number-columns-repeated="2"/>
          <table:table-cell table:style-name="ce40"/>
          <table:table-cell/>
          <table:table-cell table:style-name="ce46" office:value-type="string" calcext:value-type="string">
            <text:p>Nachrichten aus der Wissenschaft</text:p>
          </table:table-cell>
          <table:table-cell/>
          <table:table-cell table:style-name="ce50" office:value-type="string" calcext:value-type="string">
            <text:p>ja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62" office:value-type="string" calcext:value-type="string">
            <text:p>nein</text:p>
          </table:table-cell>
          <table:table-cell/>
          <table:table-cell table:style-name="ce81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7">
          <table:table-cell table:number-columns-repeated="2"/>
          <table:table-cell table:style-name="ce41" office:value-type="string" calcext:value-type="string">
            <text:p>Spracherkennung</text:p>
          </table:table-cell>
          <table:table-cell/>
          <table:table-cell office:value-type="string" calcext:value-type="string">
            <text:p>Stoppen und Starten</text:p>
          </table:table-cell>
          <table:table-cell/>
          <table:table-cell table:style-name="ce51" office:value-type="string" calcext:value-type="string">
            <text:p>ja</text:p>
          </table:table-cell>
          <table:table-cell/>
          <table:table-cell table:style-name="ce63" office:value-type="string" calcext:value-type="string">
            <text:p>ja</text:p>
          </table:table-cell>
          <table:table-cell/>
          <table:table-cell table:style-name="ce69" office:value-type="string" calcext:value-type="string">
            <text:p>ja</text:p>
          </table:table-cell>
          <table:table-cell/>
          <table:table-cell table:style-name="ce76" office:value-type="string" calcext:value-type="string">
            <text:p>ja</text:p>
          </table:table-cell>
          <table:table-cell/>
          <table:table-cell table:style-name="ce82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3">
          <table:table-cell table:number-columns-repeated="2"/>
          <table:table-cell office:value-type="string" calcext:value-type="string">
            <text:p>Programme, starten, stoppen, fokusieren</text:p>
          </table:table-cell>
          <table:table-cell/>
          <table:table-cell office:value-type="string" calcext:value-type="string">
            <text:p>Calibr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LibreOffic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Steam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Mypaint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Firefox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Thunderbird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Gimp 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Clementin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9">
          <table:table-cell table:number-columns-repeated="4"/>
          <table:table-cell office:value-type="string" calcext:value-type="string">
            <text:p>Konsole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office:value-type="string" calcext:value-type="string">
            <text:p>ja</text:p>
          </table:table-cell>
          <table:table-cell/>
          <table:table-cell table:style-name="ce83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</table:table-row>
        <table:table-row table:style-name="ro2">
          <table:table-cell table:number-columns-repeated="2"/>
          <table:table-cell table:style-name="ce43" office:value-type="string" calcext:value-type="string">
            <text:p>Steuerung</text:p>
          </table:table-cell>
          <table:table-cell/>
          <table:table-cell office:value-type="string" calcext:value-type="string">
            <text:p>Thunderbird</text:p>
          </table:table-cell>
          <table:table-cell/>
          <table:table-cell table:style-name="ce53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/>
          <table:table-cell table:style-name="ce71" office:value-type="string" calcext:value-type="string">
            <text:p>ja</text:p>
          </table:table-cell>
          <table:table-cell/>
          <table:table-cell table:style-name="ce78"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3"/>
          <table:table-cell/>
          <table:table-cell office:value-type="string" calcext:value-type="string">
            <text:p>Mypaint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/>
          <table:table-cell table:style-name="ce72" office:value-type="string" calcext:value-type="string">
            <text:p>ja</text:p>
          </table:table-cell>
          <table:table-cell/>
          <table:table-cell table:style-name="ce79"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2">
          <table:table-cell table:number-columns-repeated="2"/>
          <table:table-cell table:style-name="ce43"/>
          <table:table-cell/>
          <table:table-cell office:value-type="string" calcext:value-type="string">
            <text:p>Konsole</text:p>
          </table:table-cell>
          <table:table-cell/>
          <table:table-cell table:style-name="ce54" office:value-type="string" calcext:value-type="string">
            <text:p>ja</text:p>
          </table:table-cell>
          <table:table-cell/>
          <table:table-cell table:style-name="ce65" office:value-type="string" calcext:value-type="string">
            <text:p>ja</text:p>
          </table:table-cell>
          <table:table-cell/>
          <table:table-cell table:style-name="ce72" office:value-type="string" calcext:value-type="string">
            <text:p>ja</text:p>
          </table:table-cell>
          <table:table-cell/>
          <table:table-cell table:style-name="ce79" office:value-type="string" calcext:value-type="string">
            <text:p>ja</text:p>
          </table:table-cell>
          <table:table-cell/>
          <table:table-cell table:style-name="ce84" office:value-type="string" calcext:value-type="string">
            <text:p>nein</text:p>
          </table:table-cell>
        </table:table-row>
        <table:table-row table:style-name="ro1">
          <table:table-cell table:number-columns-repeated="2"/>
          <table:table-cell table:style-name="ce32"/>
          <table:table-cell table:number-columns-repeated="3"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  <table:table-cell/>
          <table:table-cell table:style-name="ce32"/>
        </table:table-row>
        <calcext:conditional-formats>
          <calcext:conditional-format calcext:target-range-address="FeatureMatrix.G6:FeatureMatrix.G13">
            <calcext:condition calcext:apply-style-name="Ja_Grün" calcext:value="=&quot;ja&quot;" calcext:base-cell-address="FeatureMatrix.G6"/>
            <calcext:condition calcext:apply-style-name="Nein_rot" calcext:value="=&quot;nein&quot;" calcext:base-cell-address="FeatureMatrix.G6"/>
          </calcext:conditional-format>
          <calcext:conditional-format calcext:target-range-address="FeatureMatrix.I6:FeatureMatrix.I11">
            <calcext:condition calcext:apply-style-name="Ja_Grün" calcext:value="=&quot;ja&quot;" calcext:base-cell-address="FeatureMatrix.I6"/>
            <calcext:condition calcext:apply-style-name="Nein_rot" calcext:value="=&quot;nein&quot;" calcext:base-cell-address="FeatureMatrix.I6"/>
          </calcext:conditional-format>
          <calcext:conditional-format calcext:target-range-address="FeatureMatrix.I13:FeatureMatrix.I13">
            <calcext:condition calcext:apply-style-name="Ja_Grün" calcext:value="=&quot;ja&quot;" calcext:base-cell-address="FeatureMatrix.I13"/>
            <calcext:condition calcext:apply-style-name="Nein_rot" calcext:value="=&quot;nein&quot;" calcext:base-cell-address="FeatureMatrix.I13"/>
          </calcext:conditional-format>
          <calcext:conditional-format calcext:target-range-address="FeatureMatrix.K13:FeatureMatrix.K13">
            <calcext:condition calcext:apply-style-name="Ja_Grün" calcext:value="=&quot;ja&quot;" calcext:base-cell-address="FeatureMatrix.K13"/>
            <calcext:condition calcext:apply-style-name="Nein_rot" calcext:value="=&quot;nein&quot;" calcext:base-cell-address="FeatureMatrix.K13"/>
          </calcext:conditional-format>
          <calcext:conditional-format calcext:target-range-address="FeatureMatrix.M13:FeatureMatrix.M13">
            <calcext:condition calcext:apply-style-name="Ja_Grün" calcext:value="=&quot;ja&quot;" calcext:base-cell-address="FeatureMatrix.M13"/>
            <calcext:condition calcext:apply-style-name="Nein_rot" calcext:value="=&quot;nein&quot;" calcext:base-cell-address="FeatureMatrix.M13"/>
          </calcext:conditional-format>
          <calcext:conditional-format calcext:target-range-address="FeatureMatrix.K6:FeatureMatrix.K12">
            <calcext:condition calcext:apply-style-name="Ja_Grün" calcext:value="=&quot;ja&quot;" calcext:base-cell-address="FeatureMatrix.K6"/>
            <calcext:condition calcext:apply-style-name="Nein_rot" calcext:value="=&quot;nein&quot;" calcext:base-cell-address="FeatureMatrix.K6"/>
          </calcext:conditional-format>
          <calcext:conditional-format calcext:target-range-address="FeatureMatrix.M6:FeatureMatrix.M12">
            <calcext:condition calcext:apply-style-name="Ja_Grün" calcext:value="=&quot;ja&quot;" calcext:base-cell-address="FeatureMatrix.M6"/>
            <calcext:condition calcext:apply-style-name="Nein_rot" calcext:value="=&quot;nein&quot;" calcext:base-cell-address="FeatureMatrix.M6"/>
          </calcext:conditional-format>
          <calcext:conditional-format calcext:target-range-address="FeatureMatrix.O6:FeatureMatrix.O18">
            <calcext:condition calcext:apply-style-name="Ja_Grün" calcext:value="=&quot;ja&quot;" calcext:base-cell-address="FeatureMatrix.O6"/>
            <calcext:condition calcext:apply-style-name="Nein_rot" calcext:value="=&quot;nein&quot;" calcext:base-cell-address="FeatureMatrix.O6"/>
          </calcext:conditional-format>
          <calcext:conditional-format calcext:target-range-address="FeatureMatrix.G15:FeatureMatrix.G18 FeatureMatrix.H15:FeatureMatrix.M15">
            <calcext:condition calcext:apply-style-name="Ja_Grün" calcext:value="=&quot;ja&quot;" calcext:base-cell-address="FeatureMatrix.G15"/>
            <calcext:condition calcext:apply-style-name="Nein_rot" calcext:value="=&quot;nein&quot;" calcext:base-cell-address="FeatureMatrix.G15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I16:FeatureMatrix.I16">
            <calcext:condition calcext:apply-style-name="Ja_Grün" calcext:value="=&quot;ja&quot;" calcext:base-cell-address="FeatureMatrix.I16"/>
            <calcext:condition calcext:apply-style-name="Nein_rot" calcext:value="=&quot;nein&quot;" calcext:base-cell-address="FeatureMatrix.I16"/>
          </calcext:conditional-format>
          <calcext:conditional-format calcext:target-range-address="FeatureMatrix.K16:FeatureMatrix.K16">
            <calcext:condition calcext:apply-style-name="Ja_Grün" calcext:value="=&quot;ja&quot;" calcext:base-cell-address="FeatureMatrix.K16"/>
            <calcext:condition calcext:apply-style-name="Nein_rot" calcext:value="=&quot;nein&quot;" calcext:base-cell-address="FeatureMatrix.K16"/>
          </calcext:conditional-format>
          <calcext:conditional-format calcext:target-range-address="FeatureMatrix.M16:FeatureMatrix.M16">
            <calcext:condition calcext:apply-style-name="Ja_Grün" calcext:value="=&quot;ja&quot;" calcext:base-cell-address="FeatureMatrix.M16"/>
            <calcext:condition calcext:apply-style-name="Nein_rot" calcext:value="=&quot;nein&quot;" calcext:base-cell-address="FeatureMatrix.M16"/>
          </calcext:conditional-format>
          <calcext:conditional-format calcext:target-range-address="FeatureMatrix.I17:FeatureMatrix.M17">
            <calcext:condition calcext:apply-style-name="Ja_Grün" calcext:value="=&quot;ja&quot;" calcext:base-cell-address="FeatureMatrix.I17"/>
            <calcext:condition calcext:apply-style-name="Nein_rot" calcext:value="=&quot;nein&quot;" calcext:base-cell-address="FeatureMatrix.I17"/>
          </calcext:conditional-format>
          <calcext:conditional-format calcext:target-range-address="FeatureMatrix.I18:FeatureMatrix.M18">
            <calcext:condition calcext:apply-style-name="Ja_Grün" calcext:value="=&quot;ja&quot;" calcext:base-cell-address="FeatureMatrix.I18"/>
            <calcext:condition calcext:apply-style-name="Nein_rot" calcext:value="=&quot;nein&quot;" calcext:base-cell-address="FeatureMatrix.I18"/>
          </calcext:conditional-format>
          <calcext:conditional-format calcext:target-range-address="FeatureMatrix.G20:FeatureMatrix.G26">
            <calcext:condition calcext:apply-style-name="Ja_Grün" calcext:value="=&quot;ja&quot;" calcext:base-cell-address="FeatureMatrix.G20"/>
            <calcext:condition calcext:apply-style-name="Nein_rot" calcext:value="=&quot;nein&quot;" calcext:base-cell-address="FeatureMatrix.G20"/>
          </calcext:conditional-format>
          <calcext:conditional-format calcext:target-range-address="FeatureMatrix.I20:FeatureMatrix.M20 FeatureMatrix.I21:FeatureMatrix.I26 FeatureMatrix.K21:FeatureMatrix.K26 FeatureMatrix.M21:FeatureMatrix.M26">
            <calcext:condition calcext:apply-style-name="Ja_Grün" calcext:value="=&quot;ja&quot;" calcext:base-cell-address="FeatureMatrix.I20"/>
            <calcext:condition calcext:apply-style-name="Nein_rot" calcext:value="=&quot;nein&quot;" calcext:base-cell-address="FeatureMatrix.I20"/>
          </calcext:conditional-format>
          <calcext:conditional-format calcext:target-range-address="FeatureMatrix.O20:FeatureMatrix.O26">
            <calcext:condition calcext:apply-style-name="Ja_Grün" calcext:value="=&quot;ja&quot;" calcext:base-cell-address="FeatureMatrix.O20"/>
            <calcext:condition calcext:apply-style-name="Nein_rot" calcext:value="=&quot;nein&quot;" calcext:base-cell-address="FeatureMatrix.O20"/>
          </calcext:conditional-format>
          <calcext:conditional-format calcext:target-range-address="FeatureMatrix.G28:FeatureMatrix.G28">
            <calcext:condition calcext:apply-style-name="Ja_Grün" calcext:value="=&quot;ja&quot;" calcext:base-cell-address="FeatureMatrix.G28"/>
            <calcext:condition calcext:apply-style-name="Nein_rot" calcext:value="=&quot;nein&quot;" calcext:base-cell-address="FeatureMatrix.G28"/>
          </calcext:conditional-format>
          <calcext:conditional-format calcext:target-range-address="FeatureMatrix.I28:FeatureMatrix.I28">
            <calcext:condition calcext:apply-style-name="Ja_Grün" calcext:value="=&quot;ja&quot;" calcext:base-cell-address="FeatureMatrix.I28"/>
            <calcext:condition calcext:apply-style-name="Nein_rot" calcext:value="=&quot;nein&quot;" calcext:base-cell-address="FeatureMatrix.I28"/>
          </calcext:conditional-format>
          <calcext:conditional-format calcext:target-range-address="FeatureMatrix.K28:FeatureMatrix.K28">
            <calcext:condition calcext:apply-style-name="Ja_Grün" calcext:value="=&quot;ja&quot;" calcext:base-cell-address="FeatureMatrix.K28"/>
            <calcext:condition calcext:apply-style-name="Nein_rot" calcext:value="=&quot;nein&quot;" calcext:base-cell-address="FeatureMatrix.K28"/>
          </calcext:conditional-format>
          <calcext:conditional-format calcext:target-range-address="FeatureMatrix.M28:FeatureMatrix.M28">
            <calcext:condition calcext:apply-style-name="Ja_Grün" calcext:value="=&quot;ja&quot;" calcext:base-cell-address="FeatureMatrix.M28"/>
            <calcext:condition calcext:apply-style-name="Nein_rot" calcext:value="=&quot;nein&quot;" calcext:base-cell-address="FeatureMatrix.M28"/>
          </calcext:conditional-format>
          <calcext:conditional-format calcext:target-range-address="FeatureMatrix.O28:FeatureMatrix.O28">
            <calcext:condition calcext:apply-style-name="Ja_Grün" calcext:value="=&quot;ja&quot;" calcext:base-cell-address="FeatureMatrix.O28"/>
            <calcext:condition calcext:apply-style-name="Nein_rot" calcext:value="=&quot;nein&quot;" calcext:base-cell-address="FeatureMatrix.O28"/>
          </calcext:conditional-format>
          <calcext:conditional-format calcext:target-range-address="FeatureMatrix.G30:FeatureMatrix.G38">
            <calcext:condition calcext:apply-style-name="Ja_Grün" calcext:value="=&quot;ja&quot;" calcext:base-cell-address="FeatureMatrix.G30"/>
            <calcext:condition calcext:apply-style-name="Nein_rot" calcext:value="=&quot;nein&quot;" calcext:base-cell-address="FeatureMatrix.G30"/>
          </calcext:conditional-format>
          <calcext:conditional-format calcext:target-range-address="FeatureMatrix.I30:FeatureMatrix.I38">
            <calcext:condition calcext:apply-style-name="Ja_Grün" calcext:value="=&quot;ja&quot;" calcext:base-cell-address="FeatureMatrix.I30"/>
            <calcext:condition calcext:apply-style-name="Nein_rot" calcext:value="=&quot;nein&quot;" calcext:base-cell-address="FeatureMatrix.I30"/>
          </calcext:conditional-format>
          <calcext:conditional-format calcext:target-range-address="FeatureMatrix.K30:FeatureMatrix.K38">
            <calcext:condition calcext:apply-style-name="Ja_Grün" calcext:value="=&quot;ja&quot;" calcext:base-cell-address="FeatureMatrix.K30"/>
            <calcext:condition calcext:apply-style-name="Nein_rot" calcext:value="=&quot;nein&quot;" calcext:base-cell-address="FeatureMatrix.K30"/>
          </calcext:conditional-format>
          <calcext:conditional-format calcext:target-range-address="FeatureMatrix.M30:FeatureMatrix.M38">
            <calcext:condition calcext:apply-style-name="Ja_Grün" calcext:value="=&quot;ja&quot;" calcext:base-cell-address="FeatureMatrix.M30"/>
            <calcext:condition calcext:apply-style-name="Nein_rot" calcext:value="=&quot;nein&quot;" calcext:base-cell-address="FeatureMatrix.M30"/>
          </calcext:conditional-format>
          <calcext:conditional-format calcext:target-range-address="FeatureMatrix.O30:FeatureMatrix.O38">
            <calcext:condition calcext:apply-style-name="Ja_Grün" calcext:value="=&quot;ja&quot;" calcext:base-cell-address="FeatureMatrix.O30"/>
            <calcext:condition calcext:apply-style-name="Nein_rot" calcext:value="=&quot;nein&quot;" calcext:base-cell-address="FeatureMatrix.O30"/>
          </calcext:conditional-format>
          <calcext:conditional-format calcext:target-range-address="FeatureMatrix.G40:FeatureMatrix.G40">
            <calcext:condition calcext:apply-style-name="Ja_Grün" calcext:value="=&quot;ja&quot;" calcext:base-cell-address="FeatureMatrix.G40"/>
            <calcext:condition calcext:apply-style-name="Nein_rot" calcext:value="=&quot;nein&quot;" calcext:base-cell-address="FeatureMatrix.G40"/>
          </calcext:conditional-format>
          <calcext:conditional-format calcext:target-range-address="FeatureMatrix.G41:FeatureMatrix.G42">
            <calcext:condition calcext:apply-style-name="Ja_Grün" calcext:value="=&quot;ja&quot;" calcext:base-cell-address="FeatureMatrix.G41"/>
            <calcext:condition calcext:apply-style-name="Nein_rot" calcext:value="=&quot;nein&quot;" calcext:base-cell-address="FeatureMatrix.G41"/>
          </calcext:conditional-format>
          <calcext:conditional-format calcext:target-range-address="FeatureMatrix.I40:FeatureMatrix.I42">
            <calcext:condition calcext:apply-style-name="Ja_Grün" calcext:value="=&quot;ja&quot;" calcext:base-cell-address="FeatureMatrix.I40"/>
            <calcext:condition calcext:apply-style-name="Nein_rot" calcext:value="=&quot;nein&quot;" calcext:base-cell-address="FeatureMatrix.I40"/>
          </calcext:conditional-format>
          <calcext:conditional-format calcext:target-range-address="FeatureMatrix.K40:FeatureMatrix.K40">
            <calcext:condition calcext:apply-style-name="Ja_Grün" calcext:value="=&quot;ja&quot;" calcext:base-cell-address="FeatureMatrix.K40"/>
            <calcext:condition calcext:apply-style-name="Nein_rot" calcext:value="=&quot;nein&quot;" calcext:base-cell-address="FeatureMatrix.K40"/>
          </calcext:conditional-format>
          <calcext:conditional-format calcext:target-range-address="FeatureMatrix.M40:FeatureMatrix.M40">
            <calcext:condition calcext:apply-style-name="Ja_Grün" calcext:value="=&quot;ja&quot;" calcext:base-cell-address="FeatureMatrix.M40"/>
            <calcext:condition calcext:apply-style-name="Nein_rot" calcext:value="=&quot;nein&quot;" calcext:base-cell-address="FeatureMatrix.M40"/>
          </calcext:conditional-format>
          <calcext:conditional-format calcext:target-range-address="FeatureMatrix.M41:FeatureMatrix.M42">
            <calcext:condition calcext:apply-style-name="Ja_Grün" calcext:value="=&quot;ja&quot;" calcext:base-cell-address="FeatureMatrix.M41"/>
            <calcext:condition calcext:apply-style-name="Nein_rot" calcext:value="=&quot;nein&quot;" calcext:base-cell-address="FeatureMatrix.M41"/>
          </calcext:conditional-format>
          <calcext:conditional-format calcext:target-range-address="FeatureMatrix.K41:FeatureMatrix.K42">
            <calcext:condition calcext:apply-style-name="Ja_Grün" calcext:value="=&quot;ja&quot;" calcext:base-cell-address="FeatureMatrix.K41"/>
            <calcext:condition calcext:apply-style-name="Nein_rot" calcext:value="=&quot;nein&quot;" calcext:base-cell-address="FeatureMatrix.K41"/>
          </calcext:conditional-format>
          <calcext:conditional-format calcext:target-range-address="FeatureMatrix.O40:FeatureMatrix.O42">
            <calcext:condition calcext:apply-style-name="Ja_Grün" calcext:value="=&quot;ja&quot;" calcext:base-cell-address="FeatureMatrix.O40"/>
            <calcext:condition calcext:apply-style-name="Nein_rot" calcext:value="=&quot;nein&quot;" calcext:base-cell-address="FeatureMatrix.O4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fContainsMax" style:family="table-cell" style:parent-style-name="Default">
      <style:table-cell-properties fo:background-color="#ffcc00"/>
    </style:style>
    <style:style style:name="cfPointToMax" style:family="table-cell" style:parent-style-name="Default">
      <style:table-cell-properties fo:background-color="#eeeeee"/>
    </style:style>
    <style:style style:name="Ja_5f_Grün" style:display-name="Ja_Grün" style:family="table-cell" style:parent-style-name="Default">
      <style:table-cell-properties fo:background-color="#99ff99"/>
    </style:style>
    <style:style style:name="Nein_5f_rot" style:display-name="Nein_rot" style:family="table-cell" style:parent-style-name="Default">
      <style:table-cell-properties fo:background-color="#ff808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14">00.00.0000</text:date>, <text:time style:data-style-name="N2" text:time-value="15:06:01.4988096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4T16:20:26.614000000</meta:creation-date>
    <dc:date>2014-08-14T15:10:33.237221251</dc:date>
    <meta:editing-duration>PT13H49M58S</meta:editing-duration>
    <meta:editing-cycles>128</meta:editing-cycles>
    <meta:generator>LibreOffice/4.2.5.2$Linux_X86_64 LibreOffice_project/420m0$Build-2</meta:generator>
    <meta:document-statistic meta:table-count="3" meta:cell-count="4342" meta:object-count="0"/>
  </office:meta>
</office:document-meta>
</file>